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2E400000192EF23F1654ABE4CC8.png" manifest:media-type="image/png"/>
  <manifest:file-entry manifest:full-path="Pictures/100000000000001B00000017E78C50063A802A60.png" manifest:media-type="image/png"/>
  <manifest:file-entry manifest:full-path="Pictures/100002010000030600000214EC8ECE708C676375.png" manifest:media-type="image/png"/>
  <manifest:file-entry manifest:full-path="Pictures/10000000000003A9000000FD539C751A47AC0460.png" manifest:media-type="image/png"/>
  <manifest:file-entry manifest:full-path="Pictures/100000000000000F0000000D26851ACD26F19965.png" manifest:media-type="image/png"/>
  <manifest:file-entry manifest:full-path="Pictures/10000000000003A90000011F0A22667746A50694.png" manifest:media-type="image/png"/>
  <manifest:file-entry manifest:full-path="Pictures/10000201000002B0000000821D206A40C2F147EB.png" manifest:media-type="image/png"/>
  <manifest:file-entry manifest:full-path="Pictures/10000201000002B1000000C15EA4B8BC5549A809.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000000002E4000001AD365F61E8CBBABBDF.png" manifest:media-type="image/png"/>
  <manifest:file-entry manifest:full-path="Pictures/1000020100000010000000106123D43BD94068E6.png" manifest:media-type="image/png"/>
  <manifest:file-entry manifest:full-path="Pictures/10000201000002E200000218625491E2E97912F4.png" manifest:media-type="image/png"/>
  <manifest:file-entry manifest:full-path="Pictures/10000000000002E20000023E20645DA54FCF638C.png" manifest:media-type="image/png"/>
  <manifest:file-entry manifest:full-path="Pictures/100002010000024300000026A701E726D64C5E86.png" manifest:media-type="image/png"/>
  <manifest:file-entry manifest:full-path="Pictures/100002000000000B0000000B70A9EE9903C9253B.gif" manifest:media-type="image/gif"/>
  <manifest:file-entry manifest:full-path="Pictures/10000000000001590000009A7EA6D75323F103E1.png" manifest:media-type="image/png"/>
  <manifest:file-entry manifest:full-path="Pictures/100002000000002000000020A6BB2897B4B7679A.png" manifest:media-type="image/png"/>
  <manifest:file-entry manifest:full-path="Pictures/10000201000002810000016E352A7FCF1E3AB14F.png" manifest:media-type="image/png"/>
  <manifest:file-entry manifest:full-path="Pictures/10000201000002A7000001117F9DDE5F36896295.png" manifest:media-type="image/png"/>
  <manifest:file-entry manifest:full-path="Pictures/100002010000026000000110BD39E2B27EBC6208.png" manifest:media-type="image/png"/>
  <manifest:file-entry manifest:full-path="Pictures/10000201000003060000021441101AFDCF1BED7C.png" manifest:media-type="image/png"/>
  <manifest:file-entry manifest:full-path="Pictures/10000000000000D7000000AB7DFBA51AA69B0526.png" manifest:media-type="image/png"/>
  <manifest:file-entry manifest:full-path="Pictures/10000000000001420000011C26317D947715DCBD.png" manifest:media-type="image/png"/>
  <manifest:file-entry manifest:full-path="Pictures/10000201000001AE0000016AE4B4514B0E5B8B07.png" manifest:media-type="image/png"/>
  <manifest:file-entry manifest:full-path="Pictures/100002010000017300000270F5593F026D348486.png" manifest:media-type="image/png"/>
  <manifest:file-entry manifest:full-path="Pictures/1000000000000340000000DC9F713C53B305F023.png" manifest:media-type="image/png"/>
  <manifest:file-entry manifest:full-path="Pictures/10000201000003E8000000D2A7FE72F00FFCF111.png" manifest:media-type="image/png"/>
  <manifest:file-entry manifest:full-path="Pictures/10000000000002E2000001BD7EE91837AB5A412E.png" manifest:media-type="image/png"/>
  <manifest:file-entry manifest:full-path="Pictures/10000201000002AE000000F406CD12A37719903D.png" manifest:media-type="image/png"/>
  <manifest:file-entry manifest:full-path="Pictures/10000201000002D6000001ECCCB7ED7AE2309790.png" manifest:media-type="image/png"/>
  <manifest:file-entry manifest:full-path="Pictures/10000201000002AE00000097736F69F6015A038F.png" manifest:media-type="image/png"/>
  <manifest:file-entry manifest:full-path="Pictures/10000000000003A90000016FD33AD763F0A496D4.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06in" style:rel-column-width="21840*"/>
    </style:style>
    <style:style style:name="Table3.B" style:family="table-column">
      <style:table-column-properties style:column-width="2.2569in" style:rel-column-width="22098*"/>
    </style:style>
    <style:style style:name="Table3.C" style:family="table-column">
      <style:table-column-properties style:column-width="2.2056in" style:rel-column-width="21597*"/>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ext_20_body">
      <style:text-properties officeooo:paragraph-rsid="00503430"/>
    </style:style>
    <style:style style:name="P4" style:family="paragraph" style:parent-style-name="Text_20_body">
      <style:text-properties officeooo:paragraph-rsid="00e2d2d9"/>
    </style:style>
    <style:style style:name="P5" style:family="paragraph" style:parent-style-name="Text_20_body">
      <style:text-properties officeooo:rsid="00525062"/>
    </style:style>
    <style:style style:name="P6" style:family="paragraph" style:parent-style-name="Text_20_body">
      <style:text-properties officeooo:paragraph-rsid="00fb4844"/>
    </style:style>
    <style:style style:name="P7" style:family="paragraph" style:parent-style-name="Text_20_body">
      <style:text-properties officeooo:paragraph-rsid="00fc9f41"/>
    </style:style>
    <style:style style:name="P8" style:family="paragraph" style:parent-style-name="Text_20_body">
      <style:text-properties officeooo:paragraph-rsid="01091f73"/>
    </style:style>
    <style:style style:name="P9" style:family="paragraph" style:parent-style-name="Text_20_body">
      <style:text-properties officeooo:paragraph-rsid="0109f2e8"/>
    </style:style>
    <style:style style:name="P10" style:family="paragraph" style:parent-style-name="Text_20_body">
      <style:text-properties officeooo:paragraph-rsid="010d094c"/>
    </style:style>
    <style:style style:name="P11" style:family="paragraph" style:parent-style-name="Text_20_body">
      <style:text-properties officeooo:rsid="00fb4844" officeooo:paragraph-rsid="00fb4844"/>
    </style:style>
    <style:style style:name="P12" style:family="paragraph" style:parent-style-name="Text_20_body">
      <style:text-properties officeooo:paragraph-rsid="00f107c3"/>
    </style:style>
    <style:style style:name="P13" style:family="paragraph" style:parent-style-name="Text_20_body">
      <style:text-properties officeooo:paragraph-rsid="0124a42d"/>
    </style:style>
    <style:style style:name="P14" style:family="paragraph" style:parent-style-name="Text_20_body">
      <style:text-properties officeooo:rsid="00340c22"/>
    </style:style>
    <style:style style:name="P15" style:family="paragraph" style:parent-style-name="Text_20_body">
      <style:text-properties officeooo:rsid="003320e2"/>
    </style:style>
    <style:style style:name="P16" style:family="paragraph" style:parent-style-name="Text_20_body">
      <style:text-properties officeooo:rsid="0060f0f3"/>
    </style:style>
    <style:style style:name="P17" style:family="paragraph" style:parent-style-name="Text_20_body">
      <style:text-properties officeooo:paragraph-rsid="013b54ad"/>
    </style:style>
    <style:style style:name="P18" style:family="paragraph" style:parent-style-name="Text_20_body">
      <style:text-properties officeooo:paragraph-rsid="01455b0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0503430"/>
    </style:style>
    <style:style style:name="P22" style:family="paragraph" style:parent-style-name="Table_20_Contents">
      <style:text-properties officeooo:rsid="0136de39" officeooo:paragraph-rsid="0136de39"/>
    </style:style>
    <style:style style:name="P23" style:family="paragraph" style:parent-style-name="Subtitle">
      <style:text-properties officeooo:paragraph-rsid="00503430"/>
    </style:style>
    <style:style style:name="P24" style:family="paragraph" style:parent-style-name="LOList_20_1_5f_TextBody">
      <style:text-properties officeooo:paragraph-rsid="00fc9f41"/>
    </style:style>
    <style:style style:name="P25" style:family="paragraph" style:parent-style-name="Table_20_Contents">
      <loext:graphic-properties draw:fill="none"/>
      <style:paragraph-properties fo:margin-left="0in" fo:margin-right="0.0783in" fo:margin-top="0.0311in" fo:margin-bottom="0.0311in" loext:contextual-spacing="false" fo:orphans="2" fo:widows="2" fo:text-indent="0in" style:auto-text-indent="false" fo:background-color="transparent" text:number-lines="false" text:line-number="0"/>
    </style:style>
    <style:style style:name="P26" style:family="paragraph" style:parent-style-name="Title">
      <style:text-properties officeooo:paragraph-rsid="00e2d2d9"/>
    </style:style>
    <style:style style:name="P27" style:family="paragraph" style:parent-style-name="Text_20_Note">
      <style:text-properties officeooo:paragraph-rsid="00e73b34"/>
    </style:style>
    <style:style style:name="P28" style:family="paragraph" style:parent-style-name="Text_20_Note">
      <style:text-properties officeooo:paragraph-rsid="00ea4cea"/>
    </style:style>
    <style:style style:name="P29" style:family="paragraph" style:parent-style-name="Text_20_Note">
      <style:text-properties officeooo:rsid="00ee674a" officeooo:paragraph-rsid="00ee674a"/>
    </style:style>
    <style:style style:name="P30" style:family="paragraph" style:parent-style-name="Text_20_Note">
      <style:text-properties officeooo:paragraph-rsid="00fc9f41"/>
    </style:style>
    <style:style style:name="P31" style:family="paragraph" style:parent-style-name="Text_20_Body_20_List_20_Intro">
      <style:text-properties officeooo:paragraph-rsid="00fb4844"/>
    </style:style>
    <style:style style:name="P32" style:family="paragraph" style:parent-style-name="Text_20_Body_20_List_20_Intro">
      <style:text-properties officeooo:paragraph-rsid="00fc9f41"/>
    </style:style>
    <style:style style:name="P33" style:family="paragraph" style:parent-style-name="Figure">
      <style:text-properties officeooo:paragraph-rsid="00fc9f41"/>
    </style:style>
    <style:style style:name="P34" style:family="paragraph" style:parent-style-name="Figure">
      <style:text-properties officeooo:paragraph-rsid="0109f2e8"/>
    </style:style>
    <style:style style:name="P35" style:family="paragraph" style:parent-style-name="Figure">
      <style:text-properties officeooo:paragraph-rsid="0124a42d"/>
    </style:style>
    <style:style style:name="P36" style:family="paragraph" style:parent-style-name="Figure">
      <style:text-properties officeooo:paragraph-rsid="0146c566"/>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Definition_20_Term" style:master-page-name="">
      <style:paragraph-properties style:page-number="auto" fo:keep-with-next="always"/>
    </style:style>
    <style:style style:name="P39" style:family="paragraph" style:parent-style-name="Contents_20_3">
      <style:paragraph-properties>
        <style:tab-stops>
          <style:tab-stop style:position="6.2929in" style:type="right" style:leader-style="dotted" style:leader-text="."/>
        </style:tab-stops>
      </style:paragraph-properties>
    </style:style>
    <style:style style:name="P40" style:family="paragraph" style:parent-style-name="Contents_20_2">
      <style:paragraph-properties>
        <style:tab-stops>
          <style:tab-stop style:position="6.4965in" style:type="right" style:leader-style="dotted" style:leader-text="."/>
        </style:tab-stops>
      </style:paragraph-properties>
    </style:style>
    <style:style style:name="P41" style:family="paragraph" style:parent-style-name="Guide_20_Name">
      <style:text-properties fo:language="en" fo:country="US" officeooo:rsid="014bace8" officeooo:paragraph-rsid="014bace8"/>
    </style:style>
    <style:style style:name="P42" style:family="paragraph" style:parent-style-name="Guide_20_Name" style:master-page-name="First_20_Page">
      <style:paragraph-properties style:page-number="auto" fo:break-before="page"/>
      <style:text-properties fo:language="en" fo:country="US" officeooo:paragraph-rsid="0136de39"/>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2">
      <style:paragraph-properties>
        <style:tab-stops>
          <style:tab-stop style:position="6.4965in" style:type="right" style:leader-style="dotted" style:leader-text="."/>
        </style:tab-stops>
      </style:paragraph-properties>
    </style:style>
    <style:style style:name="P45" style:family="paragraph" style:parent-style-name="Contents_20_3">
      <style:paragraph-properties>
        <style:tab-stops>
          <style:tab-stop style:position="6.2929in" style:type="right" style:leader-style="dotted" style:leader-text="."/>
        </style:tab-stops>
      </style:paragraph-properties>
    </style:style>
    <style:style style:name="P46" style:family="paragraph" style:parent-style-name="Heading_20_1">
      <style:text-properties officeooo:paragraph-rsid="00fc9f41"/>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style>
    <style:style style:name="P49" style:family="paragraph" style:parent-style-name="Heading_20_2">
      <style:text-properties officeooo:paragraph-rsid="00503430"/>
    </style:style>
    <style:style style:name="P50" style:family="paragraph" style:parent-style-name="Heading_20_2">
      <style:text-properties officeooo:paragraph-rsid="00fc9f41"/>
    </style:style>
    <style:style style:name="P51" style:family="paragraph" style:parent-style-name="Heading_20_2">
      <style:text-properties officeooo:paragraph-rsid="0124a42d"/>
    </style:style>
    <style:style style:name="P52" style:family="paragraph" style:parent-style-name="Heading_20_2">
      <style:text-properties officeooo:rsid="003632fb"/>
    </style:style>
    <style:style style:name="P53" style:family="paragraph" style:parent-style-name="Heading_20_3">
      <style:text-properties fo:language="en" fo:country="US"/>
    </style:style>
    <style:style style:name="P54" style:family="paragraph" style:parent-style-name="Heading_20_3">
      <style:text-properties officeooo:rsid="002c1fdd"/>
    </style:style>
    <style:style style:name="P55" style:family="paragraph" style:parent-style-name="Heading_20_Note">
      <style:text-properties officeooo:paragraph-rsid="00fc9f41"/>
    </style:style>
    <style:style style:name="P56" style:family="paragraph" style:parent-style-name="List_20_1" style:list-style-name="OOoBullets_20_1"/>
    <style:style style:name="P57" style:family="paragraph" style:parent-style-name="List_20_1" style:list-style-name="List_20_1"/>
    <style:style style:name="P58" style:family="paragraph" style:parent-style-name="List_20_1">
      <style:text-properties officeooo:paragraph-rsid="014228e2"/>
    </style:style>
    <style:style style:name="P59" style:family="paragraph" style:parent-style-name="List_20_1">
      <style:paragraph-properties fo:keep-with-next="always"/>
    </style:style>
    <style:style style:name="P60" style:family="paragraph" style:parent-style-name="Numbering_20_1">
      <style:text-properties officeooo:paragraph-rsid="00fb4844"/>
    </style:style>
    <style:style style:name="P61" style:family="paragraph" style:parent-style-name="Numbering_20_1">
      <style:text-properties officeooo:rsid="01213746" officeooo:paragraph-rsid="00fb4844"/>
    </style:style>
    <style:style style:name="P62" style:family="paragraph" style:parent-style-name="Numbering_20_1">
      <style:text-properties officeooo:paragraph-rsid="00fc9f41"/>
    </style:style>
    <style:style style:name="P63" style:family="paragraph" style:parent-style-name="Numbering_20_1" style:list-style-name="Numbering_20_1">
      <style:text-properties officeooo:paragraph-rsid="00fc9f41"/>
    </style:style>
    <style:style style:name="P64" style:family="paragraph" style:parent-style-name="Numbering_20_1" style:list-style-name="Numbering_20_1">
      <style:text-properties officeooo:paragraph-rsid="01103d0e"/>
    </style:style>
    <style:style style:name="P65" style:family="paragraph" style:parent-style-name="Numbering_20_1" style:list-style-name="Numbering_20_1">
      <style:text-properties officeooo:paragraph-rsid="01391d96"/>
    </style:style>
    <style:style style:name="P66" style:family="paragraph" style:parent-style-name="Numbering_20_1" style:list-style-name="Numbering_20_1">
      <style:text-properties officeooo:rsid="01091f73" officeooo:paragraph-rsid="01091f73"/>
    </style:style>
    <style:style style:name="P67" style:family="paragraph" style:parent-style-name="Numbering_20_1" style:list-style-name="OOoNum_20_123"/>
    <style:style style:name="P68"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b8c00" style:font-style-asian="italic" style:font-style-complex="italic"/>
    </style:style>
    <style:style style:name="T7" style:family="text">
      <style:text-properties fo:font-style="italic" officeooo:rsid="002f8d6e" style:font-style-asian="italic" style:font-style-complex="italic"/>
    </style:style>
    <style:style style:name="T8" style:family="text">
      <style:text-properties fo:font-style="italic" officeooo:rsid="002c1fdd" style:font-style-asian="italic" style:font-style-complex="italic"/>
    </style:style>
    <style:style style:name="T9" style:family="text">
      <style:text-properties fo:font-style="italic" officeooo:rsid="003126d2" style:font-style-asian="italic" style:font-style-complex="italic"/>
    </style:style>
    <style:style style:name="T10" style:family="text">
      <style:text-properties fo:font-style="italic" officeooo:rsid="00292053" style:font-style-asian="italic" style:font-style-complex="italic"/>
    </style:style>
    <style:style style:name="T11" style:family="text">
      <style:text-properties fo:font-style="italic" officeooo:rsid="00334662" style:font-style-asian="italic" style:font-style-complex="italic"/>
    </style:style>
    <style:style style:name="T12" style:family="text">
      <style:text-properties fo:font-style="italic" officeooo:rsid="01103d0e" style:font-style-asian="italic" style:font-style-complex="italic"/>
    </style:style>
    <style:style style:name="T13" style:family="text">
      <style:text-properties fo:font-style="italic" fo:font-weight="normal" officeooo:rsid="0020bfb5" style:font-style-asian="italic" style:font-weight-asian="normal" style:font-style-complex="italic" style:font-weight-complex="normal"/>
    </style:style>
    <style:style style:name="T14" style:family="text">
      <style:text-properties fo:font-style="italic" fo:font-weight="normal" officeooo:rsid="010cac5d" style:font-style-asian="italic" style:font-weight-asian="normal" style:font-style-complex="italic" style:font-weight-complex="normal"/>
    </style:style>
    <style:style style:name="T15" style:family="text">
      <style:text-properties style:font-name="Times New Roman"/>
    </style:style>
    <style:style style:name="T16" style:family="text">
      <style:text-properties officeooo:rsid="00503430"/>
    </style:style>
    <style:style style:name="T17" style:family="text">
      <style:text-properties style:font-name="Liberation Sans3" fo:font-size="10.4499998092651pt" fo:language="en" fo:country="US" style:letter-kerning="true"/>
    </style:style>
    <style:style style:name="T18" style:family="text">
      <style:text-properties style:font-name="Liberation Sans3" fo:font-size="10.4499998092651pt" fo:language="en" fo:country="US" officeooo:rsid="006b9ff4" style:letter-kerning="true"/>
    </style:style>
    <style:style style:name="T19" style:family="text">
      <style:text-properties fo:font-weight="normal" style:font-weight-asian="normal" style:font-weight-complex="normal"/>
    </style:style>
    <style:style style:name="T20" style:family="text">
      <style:text-properties fo:font-weight="normal" officeooo:rsid="00291963" style:font-weight-asian="normal" style:font-weight-complex="normal"/>
    </style:style>
    <style:style style:name="T21" style:family="text">
      <style:text-properties fo:font-weight="normal" officeooo:rsid="002fd441" style:font-weight-asian="normal" style:font-weight-complex="normal"/>
    </style:style>
    <style:style style:name="T22" style:family="text">
      <style:text-properties fo:font-weight="normal" officeooo:rsid="001cd04d" style:font-weight-asian="normal" style:font-weight-complex="normal"/>
    </style:style>
    <style:style style:name="T23" style:family="text">
      <style:text-properties fo:font-weight="normal" officeooo:rsid="00274309" style:font-weight-asian="normal" style:font-weight-complex="normal"/>
    </style:style>
    <style:style style:name="T24" style:family="text">
      <style:text-properties fo:font-weight="normal" officeooo:rsid="002c1fdd" style:font-weight-asian="normal" style:font-weight-complex="normal"/>
    </style:style>
    <style:style style:name="T25" style:family="text">
      <style:text-properties fo:font-weight="normal" officeooo:rsid="002f317b" style:font-weight-asian="normal" style:font-weight-complex="normal"/>
    </style:style>
    <style:style style:name="T26" style:family="text">
      <style:text-properties fo:font-weight="normal" officeooo:rsid="00340c22" style:font-weight-asian="normal" style:font-weight-complex="normal"/>
    </style:style>
    <style:style style:name="T27" style:family="text">
      <style:text-properties fo:font-weight="normal" officeooo:rsid="003126d2" style:font-weight-asian="normal" style:font-weight-complex="normal"/>
    </style:style>
    <style:style style:name="T28" style:family="text">
      <style:text-properties fo:font-weight="normal" officeooo:rsid="0027559c" style:font-weight-asian="normal" style:font-weight-complex="normal"/>
    </style:style>
    <style:style style:name="T29" style:family="text">
      <style:text-properties fo:font-weight="normal" officeooo:rsid="002796ca" style:font-weight-asian="normal" style:font-weight-complex="normal"/>
    </style:style>
    <style:style style:name="T30" style:family="text">
      <style:text-properties fo:font-weight="normal" officeooo:rsid="0033112e" style:font-weight-asian="normal" style:font-weight-complex="normal"/>
    </style:style>
    <style:style style:name="T31" style:family="text">
      <style:text-properties fo:font-weight="normal" officeooo:rsid="00334662" style:font-weight-asian="normal" style:font-weight-complex="normal"/>
    </style:style>
    <style:style style:name="T32" style:family="text">
      <style:text-properties fo:font-weight="normal" officeooo:rsid="003578d1" style:font-weight-asian="normal" style:font-weight-complex="normal"/>
    </style:style>
    <style:style style:name="T33" style:family="text">
      <style:text-properties fo:font-weight="normal" officeooo:rsid="003632fb" style:font-weight-asian="normal" style:font-weight-complex="normal"/>
    </style:style>
    <style:style style:name="T34" style:family="text">
      <style:text-properties fo:font-weight="normal" officeooo:rsid="0111b2c5" style:font-weight-asian="normal" style:font-weight-complex="normal"/>
    </style:style>
    <style:style style:name="T35" style:family="text">
      <style:text-properties fo:font-weight="bold" style:font-weight-asian="bold" style:font-weight-complex="bold"/>
    </style:style>
    <style:style style:name="T36" style:family="text">
      <style:text-properties fo:font-weight="bold" officeooo:rsid="002fd441" style:font-weight-asian="bold" style:font-weight-complex="bold"/>
    </style:style>
    <style:style style:name="T37" style:family="text">
      <style:text-properties fo:font-weight="bold" officeooo:rsid="0017fb87" style:font-weight-asian="bold" style:font-weight-complex="bold"/>
    </style:style>
    <style:style style:name="T38" style:family="text">
      <style:text-properties fo:font-weight="bold" officeooo:rsid="003320e2" style:font-weight-asian="bold" style:font-weight-complex="bold"/>
    </style:style>
    <style:style style:name="T39" style:family="text">
      <style:text-properties fo:font-weight="bold" officeooo:rsid="006aa0fb" style:font-weight-asian="bold" style:font-weight-complex="bold"/>
    </style:style>
    <style:style style:name="T40" style:family="text">
      <style:text-properties fo:font-weight="bold" officeooo:rsid="003578d1" style:font-weight-asian="bold" style:font-weight-complex="bold"/>
    </style:style>
    <style:style style:name="T41" style:family="text">
      <style:text-properties fo:font-weight="bold" officeooo:rsid="01391d96" style:font-weight-asian="bold" style:font-weight-complex="bold"/>
    </style:style>
    <style:style style:name="T42" style:family="text">
      <style:text-properties fo:font-size="11pt"/>
    </style:style>
    <style:style style:name="T43" style:family="text">
      <style:text-properties fo:font-size="11pt" style:font-size-asian="11pt" style:font-size-complex="11pt"/>
    </style:style>
    <style:style style:name="T44" style:family="text">
      <style:text-properties fo:font-size="11pt" officeooo:rsid="00292053" style:font-size-asian="11pt" style:font-size-complex="11pt"/>
    </style:style>
    <style:style style:name="T45" style:family="text">
      <style:text-properties fo:font-size="11pt" officeooo:rsid="002796ca"/>
    </style:style>
    <style:style style:name="T46" style:family="text">
      <style:text-properties officeooo:rsid="00e12655"/>
    </style:style>
    <style:style style:name="T47" style:family="text">
      <style:text-properties officeooo:rsid="00e2d2d9"/>
    </style:style>
    <style:style style:name="T48" style:family="text">
      <style:text-properties officeooo:rsid="0013e397"/>
    </style:style>
    <style:style style:name="T49" style:family="text">
      <style:text-properties officeooo:rsid="0014cf05"/>
    </style:style>
    <style:style style:name="T50" style:family="text">
      <style:text-properties officeooo:rsid="0021c38d"/>
    </style:style>
    <style:style style:name="T51" style:family="text">
      <style:text-properties officeooo:rsid="0065088c"/>
    </style:style>
    <style:style style:name="T52" style:family="text">
      <style:text-properties officeooo:rsid="0022d949"/>
    </style:style>
    <style:style style:name="T53" style:family="text">
      <style:text-properties officeooo:rsid="0078c822"/>
    </style:style>
    <style:style style:name="T54" style:family="text">
      <style:text-properties fo:font-size="10.4499998092651pt"/>
    </style:style>
    <style:style style:name="T55" style:family="text">
      <style:text-properties officeooo:rsid="006ac263"/>
    </style:style>
    <style:style style:name="T56" style:family="text">
      <style:text-properties officeooo:rsid="002aad12"/>
    </style:style>
    <style:style style:name="T57" style:family="text">
      <style:text-properties officeooo:rsid="00291963"/>
    </style:style>
    <style:style style:name="T58" style:family="text">
      <style:text-properties officeooo:rsid="001716e6"/>
    </style:style>
    <style:style style:name="T59" style:family="text">
      <style:text-properties officeooo:rsid="0017fb87"/>
    </style:style>
    <style:style style:name="T60" style:family="text">
      <style:text-properties officeooo:rsid="0065c277"/>
    </style:style>
    <style:style style:name="T61" style:family="text">
      <style:text-properties officeooo:rsid="00010d84"/>
    </style:style>
    <style:style style:name="T62" style:family="text">
      <style:text-properties officeooo:rsid="002cf6ac"/>
    </style:style>
    <style:style style:name="T63" style:family="text">
      <style:text-properties officeooo:rsid="00179cdd"/>
    </style:style>
    <style:style style:name="T64" style:family="text">
      <style:text-properties officeooo:rsid="002fd441"/>
    </style:style>
    <style:style style:name="T65" style:family="text">
      <style:text-properties officeooo:rsid="00709732"/>
    </style:style>
    <style:style style:name="T66" style:family="text">
      <style:text-properties officeooo:rsid="00359cfa"/>
    </style:style>
    <style:style style:name="T67" style:family="text">
      <style:text-properties style:language-asian="en" style:country-asian="US"/>
    </style:style>
    <style:style style:name="T68" style:family="text">
      <style:text-properties officeooo:rsid="001ec441"/>
    </style:style>
    <style:style style:name="T69" style:family="text">
      <style:text-properties officeooo:rsid="002f317b"/>
    </style:style>
    <style:style style:name="T70" style:family="text">
      <style:text-properties officeooo:rsid="001cd04d"/>
    </style:style>
    <style:style style:name="T71" style:family="text">
      <style:text-properties officeooo:rsid="00324290"/>
    </style:style>
    <style:style style:name="T72" style:family="text">
      <style:text-properties officeooo:rsid="0027a2c6"/>
    </style:style>
    <style:style style:name="T73" style:family="text">
      <style:text-properties officeooo:rsid="0027dba1"/>
    </style:style>
    <style:style style:name="T74" style:family="text">
      <style:text-properties officeooo:rsid="002d6610"/>
    </style:style>
    <style:style style:name="T75" style:family="text">
      <style:text-properties officeooo:rsid="006607b0"/>
    </style:style>
    <style:style style:name="T76" style:family="text">
      <style:text-properties officeooo:rsid="0002bb17"/>
    </style:style>
    <style:style style:name="T77" style:family="text">
      <style:text-properties officeooo:rsid="001f8009"/>
    </style:style>
    <style:style style:name="T78" style:family="text">
      <style:text-properties officeooo:rsid="00202cdd"/>
    </style:style>
    <style:style style:name="T79" style:family="text">
      <style:text-properties officeooo:rsid="002796ca"/>
    </style:style>
    <style:style style:name="T80" style:family="text">
      <style:text-properties officeooo:rsid="0020bfb5"/>
    </style:style>
    <style:style style:name="T81" style:family="text">
      <style:text-properties officeooo:rsid="0022380a"/>
    </style:style>
    <style:style style:name="T82" style:family="text">
      <style:text-properties officeooo:rsid="002133d9"/>
    </style:style>
    <style:style style:name="T83" style:family="text">
      <style:text-properties officeooo:rsid="00246c2f"/>
    </style:style>
    <style:style style:name="T84" style:family="text">
      <style:text-properties officeooo:rsid="0072601f"/>
    </style:style>
    <style:style style:name="T85" style:family="text">
      <style:text-properties officeooo:rsid="00238252"/>
    </style:style>
    <style:style style:name="T86" style:family="text">
      <style:text-properties officeooo:rsid="00270cad"/>
    </style:style>
    <style:style style:name="T87" style:family="text">
      <style:text-properties officeooo:rsid="00257e28"/>
    </style:style>
    <style:style style:name="T88" style:family="text">
      <style:text-properties officeooo:rsid="002c1fdd"/>
    </style:style>
    <style:style style:name="T89" style:family="text">
      <style:text-properties officeooo:rsid="0029b488"/>
    </style:style>
    <style:style style:name="T90" style:family="text">
      <style:text-properties officeooo:rsid="006b9ff4"/>
    </style:style>
    <style:style style:name="T91" style:family="text">
      <style:text-properties officeooo:rsid="002e42b2"/>
    </style:style>
    <style:style style:name="T92" style:family="text">
      <style:text-properties officeooo:rsid="002b8c00"/>
    </style:style>
    <style:style style:name="T93" style:family="text">
      <style:text-properties officeooo:rsid="002f8d6e" style:font-weight-asian="normal" style:font-weight-complex="normal"/>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ef678f"/>
    </style:style>
    <style:style style:name="T126" style:family="text">
      <style:text-properties officeooo:rsid="00f107c3"/>
    </style:style>
    <style:style style:name="T127" style:family="text">
      <style:text-properties officeooo:rsid="00f28393"/>
    </style:style>
    <style:style style:name="T128" style:family="text">
      <style:text-properties text:display="none"/>
    </style:style>
    <style:style style:name="T129" style:family="text">
      <style:text-properties officeooo:rsid="00f95fe0"/>
    </style:style>
    <style:style style:name="T130" style:family="text">
      <style:text-properties officeooo:rsid="00fb4844"/>
    </style:style>
    <style:style style:name="T131" style:family="text">
      <style:text-properties officeooo:rsid="00fc9f41"/>
    </style:style>
    <style:style style:name="T132" style:family="text">
      <style:text-properties officeooo:rsid="01075cf4"/>
    </style:style>
    <style:style style:name="T133" style:family="text">
      <style:text-properties officeooo:rsid="01076742"/>
    </style:style>
    <style:style style:name="T134" style:family="text">
      <style:text-properties officeooo:rsid="0108c239"/>
    </style:style>
    <style:style style:name="T135" style:family="text">
      <style:text-properties officeooo:rsid="01091f73"/>
    </style:style>
    <style:style style:name="T136" style:family="text">
      <style:text-properties officeooo:rsid="010b58e2"/>
    </style:style>
    <style:style style:name="T137" style:family="text">
      <style:text-properties officeooo:rsid="010cac5d"/>
    </style:style>
    <style:style style:name="T138" style:family="text">
      <style:text-properties officeooo:rsid="010d094c"/>
    </style:style>
    <style:style style:name="T139" style:family="text">
      <style:text-properties officeooo:rsid="01133ce7"/>
    </style:style>
    <style:style style:name="T140" style:family="text">
      <style:text-properties officeooo:rsid="0114cc59"/>
    </style:style>
    <style:style style:name="T141" style:family="text">
      <style:text-properties officeooo:rsid="0116cbe3"/>
    </style:style>
    <style:style style:name="T142" style:family="text">
      <style:text-properties officeooo:rsid="01183bdc"/>
    </style:style>
    <style:style style:name="T143" style:family="text">
      <style:text-properties officeooo:rsid="012aee3d"/>
    </style:style>
    <style:style style:name="T144" style:family="text">
      <style:text-properties officeooo:rsid="01209e87"/>
    </style:style>
    <style:style style:name="T145" style:family="text">
      <style:text-properties officeooo:rsid="0123836f"/>
    </style:style>
    <style:style style:name="T146" style:family="text">
      <style:text-properties officeooo:rsid="01247637"/>
    </style:style>
    <style:style style:name="T147" style:family="text">
      <style:text-properties officeooo:rsid="0125d6d6"/>
    </style:style>
    <style:style style:name="T148" style:family="text">
      <style:text-properties officeooo:rsid="01391d96"/>
    </style:style>
    <style:style style:name="T149" style:family="text">
      <style:text-properties officeooo:rsid="013b38f1"/>
    </style:style>
    <style:style style:name="T150" style:family="text">
      <style:text-properties fo:language="en" fo:country="US"/>
    </style:style>
    <style:style style:name="T151" style:family="text">
      <style:text-properties officeooo:rsid="013fc1fa"/>
    </style:style>
    <style:style style:name="T152" style:family="text">
      <style:text-properties officeooo:rsid="014228e2"/>
    </style:style>
    <style:style style:name="T153" style:family="text">
      <style:text-properties officeooo:rsid="0144daba"/>
    </style:style>
    <style:style style:name="T154" style:family="text"/>
    <style:style style:name="fr1" style:family="graphic" style:parent-style-name="Frame">
      <style:graphic-properties style:vertical-pos="top" style:vertical-rel="baseli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9"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1.4646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5957in, 0in)" draw:luminance="-7%"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mirror="none" fo:clip="rect(0in, 1.848in, -0.1929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0193in, 0.0591in, 0in, 0.0398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in, 0in, 0.0957in, 0.0398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style:mirror="none" fo:clip="rect(0.0193in, 0in, 0in, 0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2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draw:frame draw:style-name="fr23" draw:name="Image1" text:anchor-type="as-char" svg:width="3.3335in" svg:height="0.7in" draw:z-index="0"><draw:image xlink:href="Pictures/10000201000003E8000000D2A7FE72F00FFCF111.png" xlink:type="simple" xlink:show="embed" xlink:actuate="onLoad" loext:mime-type="image/png"/></draw:frame></text:p>
      <text:p text:style-name="P41">Calc Guide</text:p>
      <text:p text:style-name="P26">Chapter <text:span text:style-name="T47">6 </text:span><text:line-break/><text:span text:style-name="T48">Printing, Exporting, E‑mailing, and Signing</text:span></text:p>
      <text:p text:style-name="P23"/>
      <text:section text:style-name="Sect1" text:name="CG6206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1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16">the </text:span><text:span text:style-name="Emphasis"><text:span text:style-name="T16">Op</text:span></text:span><text:span text:style-name="Emphasis">enOffice.org 3.3 </text:span><text:span text:style-name="Emphasis"><text:user-defined style:data-style-name="N0" text:name="Guide Name">Calc Guide</text:user-defined></text:span>.</text:p>
        <text:h text:style-name="Heading_20_3" text:outline-level="3"><text:bookmark-start text:name="__RefHeading___Toc1847_1473846649"/>Pro <text:span text:style-name="T46">t</text:span>oto <text:span text:style-name="T46">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1">Jean Hollis Weber</text:p>
            </table:table-cell>
            <table:table-cell office:value-type="string">
              <text:p text:style-name="P22">Kees Kriek</text:p>
            </table:table-cell>
            <table:table-cell office:value-type="string">
              <text:p text:style-name="Table_20_Contents"/>
            </table:table-cell>
          </table:table-row>
        </table:table>
        <text:h text:style-name="P53" text:outline-level="3"><text:bookmark-start text:name="__RefHeading___Toc28529_3211575895"/>Pro <text:span text:style-name="T46">p</text:span>ředchozí <text:span text:style-name="T46">v</text:span>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5">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P5">Martin Saffron</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58698087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Anglický originál byl vydán v <text:date style:data-style-name="N34" text:date-value="2020-01-09T08:10:00.752023584">lednu</text:date><text:s/><text:date style:data-style-name="N121" text:date-value="2020-01-09T08:10:00.752145540">2020</text:date>. Based on LibreOffice <text:user-defined style:data-style-name="N0" text:name="LibreOffive Version">6.2</text:user-defined>.</text:p>
        <text:h text:style-name="P49"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znam</text:p>
            </table:table-cell>
          </table:table-row>
          <table:table-row table:style-name="Table5.1">
            <table:table-cell table:style-name="Table5.A2" office:value-type="string">
              <text:p text:style-name="P20">Nabídka <text:span text:style-name="Strong_20_Emphasis">Nástroje &gt; Možnosti</text:span></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e nastavení s možnostmi</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text:span text:style-name="Keystroke">Control</text:span>+click or right-click depending on computer setup</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text:span> (Control)</text:p>
            </table:table-cell>
            <table:table-cell table:style-name="Table5.A2" office:value-type="string">
              <text:p text:style-name="P20"><text:span text:style-name="Keystroke">⌘</text:span> <text:s/>(Command)</text:p>
            </table:table-cell>
            <table:table-cell table:style-name="Table5.A2" office:value-type="string">
              <text:p text:style-name="P20">Používá se i s jinými klávesami</text:p>
            </table:table-cell>
          </table:table-row>
          <table:table-row table:style-name="Table5.1">
            <table:table-cell table:style-name="Table5.A2" office:value-type="string">
              <text:p text:style-name="P20"><text:span text:style-name="Keystroke">F5</text:span></text:p>
            </table:table-cell>
            <table:table-cell table:style-name="Table5.A2" office:value-type="string">
              <text:p text:style-name="P20"><text:span text:style-name="Keystroke">Shift</text:span>+<text:span text:style-name="Keystroke">⌘</text:span>+<text:span text:style-name="Keystroke">F5</text:span></text:p>
            </table:table-cell>
            <table:table-cell table:style-name="Table5.A2" office:value-type="string">
              <text:p text:style-name="P20">Otevřete Navigátor</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text:span text:style-name="Keystroke">T</text:span></text:p>
            </table:table-cell>
            <table:table-cell table:style-name="Table5.A2" office:value-type="string">
              <text:p text:style-name="P20">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3"><text:a xlink:type="simple" xlink:href="#__RefHeading__5636_1566568644" text:style-name="Index_20_Link" text:visited-style-name="Index_20_Link">Autorská práva<text:tab/>2</text:a></text:p>
            <text:p text:style-name="P44"><text:a xlink:type="simple" xlink:href="#__RefHeading__5638_1566568644" text:style-name="Index_20_Link" text:visited-style-name="Index_20_Link">Přispěvatelé<text:tab/>2</text:a></text:p>
            <text:p text:style-name="P45"><text:a xlink:type="simple" xlink:href="#__RefHeading___Toc1847_1473846649" text:style-name="Index_20_Link" text:visited-style-name="Index_20_Link">Pro toto vydání<text:tab/>2</text:a></text:p>
            <text:p text:style-name="P45"><text:a xlink:type="simple" xlink:href="#__RefHeading___Toc28529_3211575895" text:style-name="Index_20_Link" text:visited-style-name="Index_20_Link">Pro předchozí vydání<text:tab/>2</text:a></text:p>
            <text:p text:style-name="P44"><text:a xlink:type="simple" xlink:href="#__RefHeading___Toc4648_402817234" text:style-name="Index_20_Link" text:visited-style-name="Index_20_Link">Zpětná vazba<text:tab/>2</text:a></text:p>
            <text:p text:style-name="P44"><text:a xlink:type="simple" xlink:href="#__RefHeading__5644_1566568644" text:style-name="Index_20_Link" text:visited-style-name="Index_20_Link">Datum vydání a verze programu<text:tab/>2</text:a></text:p>
            <text:p text:style-name="P44"><text:a xlink:type="simple" xlink:href="#__RefHeading___Toc8798_3275413537" text:style-name="Index_20_Link" text:visited-style-name="Index_20_Link">Používání LibreOffice na systému macOS<text:tab/>2</text:a></text:p>
            <text:p text:style-name="P43"><text:a xlink:type="simple" xlink:href="#__RefHeading___Toc61515_3643740703" text:style-name="Index_20_Link" text:visited-style-name="Index_20_Link">Tisk<text:tab/>5</text:a></text:p>
            <text:p text:style-name="P44"><text:a xlink:type="simple" xlink:href="#__RefHeading__83892_1301908397" text:style-name="Index_20_Link" text:visited-style-name="Index_20_Link">Rychlý tisk<text:tab/>5</text:a></text:p>
            <text:p text:style-name="P44"><text:a xlink:type="simple" xlink:href="#__RefHeading__9748_375705268" text:style-name="Index_20_Link" text:visited-style-name="Index_20_Link">Ovládání tisku<text:tab/>5</text:a></text:p>
            <text:p text:style-name="P45"><text:a xlink:type="simple" xlink:href="#__RefHeading__83894_1301908397" text:style-name="Index_20_Link" text:visited-style-name="Index_20_Link">General page<text:tab/>6</text:a></text:p>
            <text:p text:style-name="P45"><text:a xlink:type="simple" xlink:href="#__RefHeading__83896_1301908397" text:style-name="Index_20_Link" text:visited-style-name="Index_20_Link">LibreOffice Calc page<text:tab/>6</text:a></text:p>
            <text:p text:style-name="P45"><text:a xlink:type="simple" xlink:href="#__RefHeading__83898_1301908397" text:style-name="Index_20_Link" text:visited-style-name="Index_20_Link">Page Layout page<text:tab/>6</text:a></text:p>
            <text:p text:style-name="P45"><text:a xlink:type="simple" xlink:href="#__RefHeading__2262_292483647" text:style-name="Index_20_Link" text:visited-style-name="Index_20_Link">Options page<text:tab/>6</text:a></text:p>
            <text:p text:style-name="P44"><text:a xlink:type="simple" xlink:href="#__RefHeading__83900_1301908397" text:style-name="Index_20_Link" text:visited-style-name="Index_20_Link">Printing multiple pages on a single piece of paper<text:tab/>7</text:a></text:p>
            <text:p text:style-name="P44"><text:a xlink:type="simple" xlink:href="#__RefHeading__83902_1301908397" text:style-name="Index_20_Link" text:visited-style-name="Index_20_Link">Selecting what to print<text:tab/>7</text:a></text:p>
            <text:p text:style-name="P44"><text:a xlink:type="simple" xlink:href="#__RefHeading___Toc101162_3643740703" text:style-name="Index_20_Link" text:visited-style-name="Index_20_Link">Printing in grayscale on a color printer<text:tab/>8</text:a></text:p>
            <text:p text:style-name="P44"><text:a xlink:type="simple" xlink:href="#__RefHeading___Toc103268_3643740703" text:style-name="Index_20_Link" text:visited-style-name="Index_20_Link">Náhled stran / listů před tiskem<text:tab/>8</text:a></text:p>
            <text:p text:style-name="P43"><text:a xlink:type="simple" xlink:href="#__RefHeading__9756_375705268" text:style-name="Index_20_Link" text:visited-style-name="Index_20_Link">Using print ranges<text:tab/>8</text:a></text:p>
            <text:p text:style-name="P44"><text:a xlink:type="simple" xlink:href="#__RefHeading__9758_375705268" text:style-name="Index_20_Link" text:visited-style-name="Index_20_Link">Defining and printing a print range<text:tab/>8</text:a></text:p>
            <text:p text:style-name="P44"><text:a xlink:type="simple" xlink:href="#__RefHeading___Toc106381_3643740703" text:style-name="Index_20_Link" text:visited-style-name="Index_20_Link">Úprava oblasti tisku<text:tab/>9</text:a></text:p>
            <text:p text:style-name="P44"><text:a xlink:type="simple" xlink:href="#__RefHeading__34402_1783730817" text:style-name="Index_20_Link" text:visited-style-name="Index_20_Link">Viewing print ranges<text:tab/>10</text:a></text:p>
            <text:p text:style-name="P44"><text:a xlink:type="simple" xlink:href="#__RefHeading__10617_1093862414" text:style-name="Index_20_Link" text:visited-style-name="Index_20_Link">Named print ranges<text:tab/>10</text:a></text:p>
            <text:p text:style-name="P45"><text:a xlink:type="simple" xlink:href="#__RefHeading__10929_1093862414" text:style-name="Index_20_Link" text:visited-style-name="Index_20_Link">Defining and naming<text:tab/>10</text:a></text:p>
            <text:p text:style-name="P45"><text:a xlink:type="simple" xlink:href="#__RefHeading__10931_1093862414" text:style-name="Index_20_Link" text:visited-style-name="Index_20_Link">Printing a named range<text:tab/>11</text:a></text:p>
            <text:p text:style-name="P45"><text:a xlink:type="simple" xlink:href="#__RefHeading__10171_1093862414" text:style-name="Index_20_Link" text:visited-style-name="Index_20_Link">Deleting a named print range<text:tab/>11</text:a></text:p>
            <text:p text:style-name="P44"><text:a xlink:type="simple" xlink:href="#__RefHeading___Toc23114_1507088200" text:style-name="Index_20_Link" text:visited-style-name="Index_20_Link">Removing print ranges<text:tab/>11</text:a></text:p>
            <text:p text:style-name="P44"><text:a xlink:type="simple" xlink:href="#__RefHeading__9766_375705268" text:style-name="Index_20_Link" text:visited-style-name="Index_20_Link">Zopakování tisku řádků a sloupců<text:tab/>12</text:a></text:p>
            <text:p text:style-name="P45"><text:a xlink:type="simple" xlink:href="#__RefHeading__10933_1093862414" text:style-name="Index_20_Link" text:visited-style-name="Index_20_Link">Using print ranges<text:tab/>12</text:a></text:p>
            <text:p text:style-name="P45"><text:a xlink:type="simple" xlink:href="#__RefHeading__10935_1093862414" text:style-name="Index_20_Link" text:visited-style-name="Index_20_Link">Using named print ranges<text:tab/>13</text:a></text:p>
            <text:p text:style-name="P43"><text:a xlink:type="simple" xlink:href="#__RefHeading__9770_375705268" text:style-name="Index_20_Link" text:visited-style-name="Index_20_Link">Zalomení stránky<text:tab/>13</text:a></text:p>
            <text:p text:style-name="P44"><text:a xlink:type="simple" xlink:href="#__RefHeading__9772_375705268" text:style-name="Index_20_Link" text:visited-style-name="Index_20_Link">Inserting page breaks<text:tab/>13</text:a></text:p>
            <text:p text:style-name="P44"><text:a xlink:type="simple" xlink:href="#__RefHeading__9778_375705268" text:style-name="Index_20_Link" text:visited-style-name="Index_20_Link">Deleting page breaks<text:tab/>14</text:a></text:p>
            <text:p text:style-name="P44"><text:a xlink:type="simple" xlink:href="#__RefHeading__6829_932341552" text:style-name="Index_20_Link" text:visited-style-name="Index_20_Link">Deleting multiple page breaks<text:tab/>14</text:a></text:p>
            <text:p text:style-name="P43"><text:a xlink:type="simple" xlink:href="#__RefHeading__2109_950781661" text:style-name="Index_20_Link" text:visited-style-name="Index_20_Link">Printing options for page styles<text:tab/>14</text:a></text:p>
            <text:p text:style-name="P43"><text:a xlink:type="simple" xlink:href="#__RefHeading__9780_375705268" text:style-name="Index_20_Link" text:visited-style-name="Index_20_Link">Záhlaví a zápatí<text:tab/>16</text:a></text:p>
            <text:p text:style-name="P44"><text:a xlink:type="simple" xlink:href="#__RefHeading__9782_375705268" text:style-name="Index_20_Link" text:visited-style-name="Index_20_Link">Setting headers and footers<text:tab/>16</text:a></text:p>
            <text:p text:style-name="P44"><text:a xlink:type="simple" xlink:href="#__RefHeading__9786_375705268" text:style-name="Index_20_Link" text:visited-style-name="Index_20_Link">Header or footer contents<text:tab/>17</text:a></text:p>
            <text:p text:style-name="P43"><text:a xlink:type="simple" xlink:href="#__RefHeading__9788_375705268" text:style-name="Index_20_Link" text:visited-style-name="Index_20_Link">Export do PDF<text:tab/>18</text:a></text:p>
            <text:p text:style-name="P44"><text:a xlink:type="simple" xlink:href="#__RefHeading__171727_780470623" text:style-name="Index_20_Link" text:visited-style-name="Index_20_Link">Rychlý export do PDF<text:tab/>18</text:a></text:p>
            <text:p text:style-name="P44"><text:a xlink:type="simple" xlink:href="#__RefHeading__9792_375705268" text:style-name="Index_20_Link" text:visited-style-name="Index_20_Link">Nastavení obsahu a kvality PDF<text:tab/>18</text:a></text:p>
            <text:p text:style-name="P45"><text:a xlink:type="simple" xlink:href="#__RefHeading__9794_375705268" text:style-name="Index_20_Link" text:visited-style-name="Index_20_Link">Karta Obecné v dialogovém okně Možnosti PDF<text:tab/>18</text:a></text:p>
            <text:p text:style-name="P45"><text:a xlink:type="simple" xlink:href="#__RefHeading__2384_915527050" text:style-name="Index_20_Link" text:visited-style-name="Index_20_Link">Karta Úvodní zobrazení v dialogovém okně Možnosti PDF<text:tab/>20</text:a></text:p>
            <text:p text:style-name="P45"><text:a xlink:type="simple" xlink:href="#__RefHeading__2386_915527050" text:style-name="Index_20_Link" text:visited-style-name="Index_20_Link">Karta Uživatelské rozhraní v dialogovém okně Možnosti PDF<text:tab/>20</text:a></text:p>
            <text:p text:style-name="P45"><text:soft-page-break/><text:a xlink:type="simple" xlink:href="#__RefHeading__9800_375705268" text:style-name="Index_20_Link" text:visited-style-name="Index_20_Link">Karta Odkazy v dialogovém okně Možnosti PDF<text:tab/>21</text:a></text:p>
            <text:p text:style-name="P45"><text:a xlink:type="simple" xlink:href="#__RefHeading__9802_375705268" text:style-name="Index_20_Link" text:visited-style-name="Index_20_Link">Karta Bezpečnost v dialogovém okně Možnosti PDF<text:tab/>22</text:a></text:p>
            <text:p text:style-name="P45"><text:a xlink:type="simple" xlink:href="#__RefHeading___Toc103270_3643740703" text:style-name="Index_20_Link" text:visited-style-name="Index_20_Link">Digital Signatures page of PDF Options dialog<text:tab/>23</text:a></text:p>
            <text:p text:style-name="P43"><text:a xlink:type="simple" xlink:href="#__RefHeading__37610_1464608418" text:style-name="Index_20_Link" text:visited-style-name="Index_20_Link">Export do jiných formátů<text:tab/>24</text:a></text:p>
            <text:p text:style-name="P43"><text:a xlink:type="simple" xlink:href="#__RefHeading__9808_375705268" text:style-name="Index_20_Link" text:visited-style-name="Index_20_Link">E-mailing spreadsheets<text:tab/>24</text:a></text:p>
            <text:p text:style-name="P43"><text:a xlink:type="simple" xlink:href="#__RefHeading__9812_375705268" text:style-name="Index_20_Link" text:visited-style-name="Index_20_Link">Elektronické podepisování dokumentů<text:tab/>24</text:a></text:p>
            <text:p text:style-name="P44"><text:a xlink:type="simple" xlink:href="#__RefHeading__11454_900685626" text:style-name="Index_20_Link" text:visited-style-name="Index_20_Link">Applying digital signatures<text:tab/>25</text:a></text:p>
            <text:p text:style-name="P44"><text:a xlink:type="simple" xlink:href="#__RefHeading___Toc14110_1507088200" text:style-name="Index_20_Link" text:visited-style-name="Index_20_Link">Vícenásobné podepisování jedním podpisem<text:tab/>26</text:a></text:p>
            <text:p text:style-name="P44"><text:a xlink:type="simple" xlink:href="#__RefHeading__11460_900685626" text:style-name="Index_20_Link" text:visited-style-name="Index_20_Link">Digitally signing macros<text:tab/>27</text:a></text:p>
            <text:p text:style-name="P43"><text:a xlink:type="simple" xlink:href="#__RefHeading__9814_375705268" text:style-name="Index_20_Link" text:visited-style-name="Index_20_Link">Odstranění osobních údajů<text:tab/>27</text:a></text:p>
          </text:index-body>
        </text:table-of-content>
        <text:p text:style-name="Text_20_body"/>
      </text:section>
      <text:h text:style-name="P48" text:outline-level="1"><text:bookmark-start text:name="__RefHeading___Toc61515_3643740703"/>Tisk<text:bookmark-end text:name="__RefHeading___Toc61515_3643740703"/></text:h>
      <text:h text:style-name="Heading_20_2" text:outline-level="2"><text:bookmark-start text:name="__RefHeading__83892_1301908397"/>Rychlý tisk<text:bookmark-end text:name="__RefHeading__83892_1301908397"/></text:h>
      <text:p text:style-name="Text_20_body">To quickly print a <text:span text:style-name="T49">spreadsheet</text:span>, click on the <text:span text:style-name="Strong_20_Emphasis">Print Directly</text:span> icon <text:span text:style-name="T50">on the Standard toolbar </text:span>to send the entire <text:span text:style-name="T49">spreadsheet</text:span> to the default printer that is defined for your computer.</text:p>
      <text:list xml:id="list81001155491893" text:continue-numbering="true" text:style-name="Heading_20_Note">
        <text:list-item>
          <text:p text:style-name="Heading_20_Note">Poznámka</text:p>
        </text:list-item>
      </text:list>
      <text:p text:style-name="P27">You can change the action of the <text:span text:style-name="Strong_20_Emphasis">Print Directly</text:span> icon <text:span text:style-name="T51">to send a</text:span>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78461265" text:style-name="Heading_20_Tip">
        <text:list-item>
          <text:p text:style-name="Heading_20_Tip">Tip</text:p>
        </text:list-item>
      </text:list>
      <text:p text:style-name="P29"><text:span text:style-name="T145">If t</text:span>he <text:span text:style-name="Strong_20_Emphasis">Print Directly</text:span> icon is not shown <text:span text:style-name="T145">o</text:span>n <text:span text:style-name="T145">the toolbar</text:span>, you can add it. See Chapter 14, Setting Up and Customizing Calc.</text:p>
      <text:h text:style-name="Heading_20_2" text:outline-level="2"><text:bookmark-start text:name="__RefHeading__9748_375705268"/>Ovládání tisku<text:bookmark-end text:name="__RefHeading__9748_375705268"/></text:h>
      <text:p text:style-name="Text_20_body">For more control over printing, use <text:span text:style-name="Strong_20_Emphasis">File &gt; Print</text:span> <text:span text:style-name="T52">o</text:span>r<text:span text:style-name="T52"> </text:span><text:span text:style-name="Keystroke">Ctrl+P</text:span><text:span text:style-name="T120"> to open t</text:span>he <text:span text:style-name="T19">Print</text:span> dialog (<text:span text:style-name="T127">Figure </text:span><text:sequence-ref text:reference-format="value" text:ref-name="refFigure178">1</text:sequence-ref>).</text:p>
      <text:p text:style-name="Figure"><draw:frame draw:style-name="fr9" draw:name="Frame15" text:anchor-type="as-char" svg:width="5.5118in" draw:z-index="1"><draw:text-box fo:min-height="3.6091in"><text:p text:style-name="Caption"><draw:frame draw:style-name="fr22" draw:name="Image2" text:anchor-type="paragraph" svg:width="5.5118in" svg:height="3.9484in" draw:z-index="29"><draw:image xlink:href="Pictures/10000201000002E200000218625491E2E97912F4.png" xlink:type="simple" xlink:show="embed" xlink:actuate="onLoad" loext:mime-type="image/png"/></draw:frame>Figure <text:sequence text:ref-name="refFigure178" text:name="Figure" text:formula="ooow:Figure+1" style:num-format="1">1</text:sequence>: Print dialog – <text:span text:style-name="T49">General page</text:span></text:p></draw:text-box></draw:frame></text:p>
      <text:list xml:id="list81002482327177" text:continue-list="list81001155491893" text:style-name="Heading_20_Note">
        <text:list-item>
          <text:p text:style-name="Heading_20_Note">Poznámka</text:p>
        </text:list-item>
      </text:list>
      <text:p text:style-name="P27">Možnosti vybrané v dialogovém okně Tisk se vztahují pouze na aktuální tisku tohoto dokumentu.</text:p>
      <text:p text:style-name="P27">To specify default printing settings for <text:span text:style-name="T17">LibreOffice</text:span>, go to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text:span><text:span text:style-name="Strong_20_Emphasis"><text:span text:style-name="T49">&gt;</text:span></text:span><text:span text:style-name="Strong_20_Emphasis"> Print</text:span> and <text:span text:style-name="Strong_20_Emphasis">Tools </text:span><text:span text:style-name="Strong_20_Emphasis"><text:span text:style-name="T42">&gt;</text:span></text:span><text:span text:style-name="Strong_20_Emphasis"> Options </text:span><text:span text:style-name="Strong_20_Emphasis"><text:span text:style-name="T42">&gt;</text:span></text:span><text:span text:style-name="Strong_20_Emphasis"> </text:span><text:span text:style-name="Strong_20_Emphasis"><text:span text:style-name="T54">LibreOffice</text:span></text:span><text:span text:style-name="Strong_20_Emphasis"> Calc </text:span><text:span text:style-name="Strong_20_Emphasis"><text:span text:style-name="T49">&gt;</text:span></text:span><text:span text:style-name="Strong_20_Emphasis"> Print</text:span>. <text:span text:style-name="T55">For details, s</text:span>ee Chapter 14, Setting Up and Customizing Calc.</text:p>
      <text:p text:style-name="P6"><text:soft-page-break/><text:span text:style-name="T120">The Print dialog</text:span> has four tabs where you can choose a range of options, <text:span text:style-name="T51">as</text:span> described in the following sections. </text:p>
      <text:p text:style-name="P11">Depending on your computer’s operating system, the layout of these tabs may look different from the illustrations shown in this chapter.</text:p>
      <text:h text:style-name="Heading_20_3" text:outline-level="3"><text:bookmark-start text:name="__RefHeading__83894_1301908397"/>General <text:span text:style-name="T56">page</text:span><text:bookmark-end text:name="__RefHeading__83894_1301908397"/></text:h>
      <text:p text:style-name="Text_20_Body_20_List_20_Intro">On the <text:span text:style-name="Emphasis">General</text:span> <text:span text:style-name="T57">page</text:span> of the <text:span text:style-name="T19">Print</text:span> dialog (<text:span text:style-name="T122">Figure </text:span><text:sequence-ref text:reference-format="value" text:ref-name="refFigure178">1</text:sequence-ref>), you can <text:span text:style-name="T124">choose</text:span>:</text:p>
      <text:list xml:id="list3695556223" text:style-name="List_20_1">
        <text:list-item>
          <text:p text:style-name="List_20_1"><text:span text:style-name="T124">The</text:span> printer to use from the <text:span text:style-name="T124">list </text:span>printers available in the Printer section.</text:p>
        </text:list-item>
        <text:list-item text:style-override="OOoBullets_20_1">
          <text:p text:style-name="P56"><text:span text:style-name="T124">Which</text:span> <text:span text:style-name="T59">sheets</text:span> <text:span text:style-name="T59">and pages </text:span>to print, <text:span text:style-name="T60">the </text:span>number of copies to print, whether to collate multiple copies, and <text:span text:style-name="T60">the </text:span>page order for printing in the Range and Copies section. <text:span text:style-name="T53">(See “</text:span><text:span text:style-name="T53"><text:bookmark-ref text:reference-format="text" text:ref-name="__RefHeading__83902_1301908397">Selecting what to print</text:bookmark-ref></text:span><text:span text:style-name="T53">“ on page </text:span><text:span text:style-name="T53"><text:bookmark-ref text:reference-format="page" text:ref-name="__RefHeading__83902_1301908397">7</text:bookmark-ref></text:span><text:span text:style-name="T53">.)</text:span></text:p>
        </text:list-item>
        <text:list-item text:style-override="OOoBullets_20_1">
          <text:p text:style-name="P56"><text:span text:style-name="T124">Printer-specific p</text:span>roperties <text:span text:style-name="T124">such as</text:span> <text:span text:style-name="T58">paper size, </text:span>portrait or landscape <text:alphabetical-index-mark text:string-value="orientace strany" text:key1="tisk"/>orientation, <text:span text:style-name="T58">duplex printing if available, and </text:span>which paper tray to use.</text:p>
        </text:list-item>
      </text:list>
      <text:h text:style-name="Heading_20_3" text:outline-level="3"><text:bookmark-start text:name="__RefHeading__83896_1301908397"/><text:span text:style-name="T61">L</text:span>ibreOffice Calc page<text:bookmark-end text:name="__RefHeading__83896_1301908397"/></text:h>
      <text:p text:style-name="Text_20_body">On <text:span text:style-name="T145">the</text:span> <text:span text:style-name="Emphasis">LibreOffice Calc</text:span> page <text:span text:style-name="T60">of the Print dialog</text:span> (<text:span text:style-name="T122">Figure </text:span><text:sequence-ref text:reference-format="value" text:ref-name="refFigure179">2</text:sequence-ref>), you <text:span text:style-name="T60">can </text:span>select whether to <text:span text:style-name="T145">suppress</text:span> the output of empty pages when you print <text:span text:style-name="T151">the</text:span> spreadsheet.</text:p>
      <text:p text:style-name="Figure"><draw:frame draw:style-name="fr9" draw:name="Frame16" text:anchor-type="as-char" svg:width="5.5118in" draw:z-index="2"><draw:text-box fo:min-height="1.2429in"><text:p text:style-name="Caption"><draw:frame draw:style-name="fr10" draw:name="Image3" text:anchor-type="paragraph" svg:width="5.5118in" svg:height="1.0409in" draw:z-index="30"><draw:image xlink:href="Pictures/10000201000002B0000000821D206A40C2F147EB.png" xlink:type="simple" xlink:show="embed" xlink:actuate="onLoad" loext:mime-type="image/png"/></draw:frame>Figure <text:sequence text:ref-name="refFigure179" text:name="Figure" text:formula="ooow:Figure+1" style:num-format="1">2</text:sequence>: Print dialog – <text:span text:style-name="T58">LibreOffice Calc page</text:span></text:p></draw:text-box></draw:frame></text:p>
      <text:h text:style-name="Heading_20_3" text:outline-level="3"><text:bookmark-start text:name="__RefHeading__83898_1301908397"/><text:span text:style-name="T56">P</text:span>age Layout page<text:bookmark-end text:name="__RefHeading__83898_1301908397"/></text:h>
      <text:p text:style-name="P4"><text:span text:style-name="T57">On the </text:span><text:span text:style-name="Emphasis">Page Layout</text:span><text:span text:style-name="T57"> page of the </text:span><text:span text:style-name="T20">Print</text:span><text:span text:style-name="T57"> dialog (Figure </text:span><text:span text:style-name="T57"><text:sequence-ref text:reference-format="value" text:ref-name="refFigure180">3</text:sequence-ref></text:span><text:span text:style-name="T57">), </text:span>you <text:span text:style-name="T56">can</text:span> <text:span text:style-name="T62">select how many pages are printed per sheet of paper, the order in which the pages are printed on a sheet, and whether a border is drawn around each page.</text:span></text:p>
      <text:p text:style-name="Figure"><draw:frame draw:style-name="fr9" draw:name="Frame22" text:anchor-type="as-char" svg:width="5.5118in" draw:z-index="3"><draw:text-box fo:min-height="1.6189in"><text:p text:style-name="Caption"><draw:frame draw:style-name="fr10" draw:name="Image4" text:anchor-type="paragraph" svg:width="5.5118in" svg:height="1.5429in" draw:z-index="31"><draw:image xlink:href="Pictures/10000201000002B1000000C15EA4B8BC5549A809.png" xlink:type="simple" xlink:show="embed" xlink:actuate="onLoad" loext:mime-type="image/png"/></draw:frame>Figure <text:sequence text:ref-name="refFigure180" text:name="Figure" text:formula="ooow:Figure+1" style:num-format="1">3</text:sequence>: <text:alphabetical-index-mark-start text:id="IMark390087352"/>Print dialog<text:alphabetical-index-mark-end text:id="IMark390087352"/> <text:span text:style-name="T52">– Page Layout page</text:span></text:p></draw:text-box></draw:frame></text:p>
      <text:h text:style-name="Heading_20_3" text:outline-level="3"><text:bookmark-start text:name="__RefHeading__2262_292483647"/>Options page<text:bookmark-end text:name="__RefHeading__2262_292483647"/></text:h>
      <text:p text:style-name="Text_20_body">On the <text:span text:style-name="Emphasis">Options</text:span> page <text:span text:style-name="T60">of the Print dialog</text:span> (<text:span text:style-name="T122">Figure </text:span><text:sequence-ref text:reference-format="value" text:ref-name="refFigure181">4</text:sequence-ref>), you can <text:span text:style-name="T125">choose</text:span> whether to create s<text:span text:style-name="T125">eparate</text:span> print jobs <text:span text:style-name="T125">for</text:span> collated output, or use <text:span text:style-name="T63">only </text:span>the paper size specified in the printer preferences.</text:p>
      <text:p text:style-name="Figure"><draw:frame draw:style-name="fr9" draw:name="Frame21" text:anchor-type="as-char" svg:width="5.5118in" draw:z-index="4"><draw:text-box fo:min-height="1.4437in"><text:p text:style-name="Caption"><draw:frame draw:style-name="fr10" draw:name="Image5" text:anchor-type="paragraph" svg:width="5.5118in" svg:height="1.2126in" draw:z-index="32"><draw:image xlink:href="Pictures/10000201000002AE00000097736F69F6015A038F.png" xlink:type="simple" xlink:show="embed" xlink:actuate="onLoad" loext:mime-type="image/png"/></draw:frame>Figure <text:sequence text:ref-name="refFigure181" text:name="Figure" text:formula="ooow:Figure+1" style:num-format="1">4</text:sequence>: <text:alphabetical-index-mark-start text:id="IMark340777400"/>Print dialog<text:alphabetical-index-mark-end text:id="IMark340777400"/> <text:span text:style-name="T52">– Options page</text:span></text:p></draw:text-box></draw:frame></text:p>
      <text:h text:style-name="Heading_20_2" text:outline-level="2"><text:bookmark-start text:name="__RefHeading__83900_1301908397"/><text:soft-page-break/>Printing multiple pages on a single <text:span text:style-name="T121">piece of paper</text:span><text:bookmark-end text:name="__RefHeading__83900_1301908397"/></text:h>
      <text:p text:style-name="Text_20_body"><text:span text:style-name="T64">To</text:span> print multiple <text:span text:style-name="T65">pages </text:span>of a <text:span text:style-name="T65">spreadsheet</text:span> on one <text:span text:style-name="T65">piece</text:span> of paper:</text:p>
      <text:list xml:id="list1949311652" text:style-name="Numbering_20_1">
        <text:list-item text:start-value="1">
          <text:p text:style-name="Numbering_20_1"><text:span text:style-name="T122">Use </text:span><text:span text:style-name="Strong_20_Emphasis">File &gt; Print</text:span><text:span text:style-name="T64"> or </text:span><text:span text:style-name="Keystroke">Ctrl+P</text:span><text:span text:style-name="T64"> to o</text:span>pen the <text:span text:style-name="T19">Print</text:span> dialog <text:span text:style-name="T66">and then</text:span> select the <text:span text:style-name="Emphasis">Page Layout</text:span> <text:span text:style-name="T64">page</text:span> (<text:span text:style-name="T122">Figure </text:span><text:sequence-ref text:reference-format="value" text:ref-name="refFigure182">5</text:sequence-ref>).</text:p>
        </text:list-item>
        <text:list-item>
          <text:p text:style-name="Numbering_20_1">In the Layout section, select from the <text:span text:style-name="Strong_20_Emphasis">Pages per sheet</text:span><text:span text:style-name="T64"> </text:span>drop-down list the number of <text:span text:style-name="T129">spreadsheet </text:span>pages to print per sheet <text:span text:style-name="T129">of paper</text:span>. The preview panel on the right shows how the pages will look in the printed document.</text:p>
        </text:list-item>
        <text:list-item>
          <text:p text:style-name="Numbering_20_1">When printing more than two pages per sheet, <text:span text:style-name="T64">select</text:span> the order in which the <text:span text:style-name="T64">pages</text:span> are printed <text:span text:style-name="T64">on a sheet</text:span> from the <text:span text:style-name="Strong_20_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Klepneme na <text:span text:style-name="T37">OK</text:span>.</text:p>
        </text:list-item>
      </text:list>
      <text:p text:style-name="Figure"><draw:frame draw:style-name="fr2" draw:name="Frame13" text:anchor-type="as-char" svg:width="5.5118in" draw:z-index="33"><draw:text-box fo:min-height="2.1146in"><text:p text:style-name="Caption"><draw:frame draw:style-name="fr19" draw:name="Image6" text:anchor-type="paragraph" svg:width="5.5118in" svg:height="1.9173in" draw:z-index="34"><draw:image xlink:href="Pictures/10000201000002AE000000F406CD12A37719903D.png" xlink:type="simple" xlink:show="embed" xlink:actuate="onLoad" loext:mime-type="image/png"/></draw:frame><text:span text:style-name="T128"><text:line-break/></text:span>Figure <text:sequence text:ref-name="refFigure182" text:name="Figure" text:formula="ooow:Figure+1" style:num-format="1">5</text:sequence>: <text:span text:style-name="T129">Printing more than one spreadsheet page per sheet of paper</text:span></text:p></draw:text-box></draw:frame></text:p>
      <text:h text:style-name="Heading_20_2" text:outline-level="2"><text:bookmark-start text:name="__RefHeading__83902_1301908397"/>Selecting <text:span text:style-name="T130">what</text:span> to print<text:bookmark-end text:name="__RefHeading__83902_1301908397"/></text:h>
      <text:p text:style-name="P12">In addition to printing a full <text:span text:style-name="T65">spreadsheet </text:span>document, you can choose single sheets, multiple sheets, and selections of cells for printing.</text:p>
      <text:p text:style-name="P6">To print an individual <text:span text:style-name="T126">sheet:</text:span></text:p>
      <text:list xml:id="list81002753968890" text:continue-list="list1949311652" text:style-name="Numbering_20_1">
        <text:list-item text:start-value="1">
          <text:p text:style-name="P60">V okně programu Calc kliknutím na záložku vybereme list, který chceme vytisknout.</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Numbering_20_1"><text:span text:style-name="T67">Klepneme </text:span><text:span text:style-name="Strong_20_Emphasis">na tlačítko<text:span text:style-name="T67"> OK</text:span></text:span><text:span text:style-name="T67">.</text:span></text:p>
        </text:list-item>
      </text:list>
      <text:p text:style-name="P31"><text:span text:style-name="T130">To p</text:span>rint a range of sheets:</text:p>
      <text:list xml:id="list81002325997082" text:continue-list="list81002753968890" text:style-name="Numbering_20_1">
        <text:list-item text:start-value="1">
          <text:p text:style-name="P60">V programu Calc vybereme listy na tisk.</text:p>
        </text:list-item>
        <text:list-item>
          <text:p text:style-name="P60">V hlavní nabídce zvolíme <text:span text:style-name="Strong_20_Emphasis">Soubor &gt; Tisk</text:span> nebo stiskneme <text:span text:style-name="Keystroke">Ctrl+P</text:span>.</text:p>
        </text:list-item>
        <text:list-item>
          <text:p text:style-name="P60">In the <text:span text:style-name="Emphasis">Range and copies</text:span> section of the Print dialog, choose <text:span text:style-name="Strong_20_Emphasis">Selected sheets</text:span>.</text:p>
        </text:list-item>
        <text:list-item>
          <text:p text:style-name="P60">Klepneme na <text:span text:style-name="Strong_20_Emphasis">OK</text:span>.</text:p>
        </text:list-item>
      </text:list>
      <text:p text:style-name="P31"><text:span text:style-name="T130">To p</text:span>rint a selection of cells:</text:p>
      <text:list xml:id="list81000827132624" text:continue-list="list81002325997082" text:style-name="Numbering_20_1">
        <text:list-item text:start-value="1">
          <text:p text:style-name="P60">In the <text:span text:style-name="T132">spreadsheet</text:span>, select the cells to print.</text:p>
        </text:list-item>
        <text:list-item>
          <text:p text:style-name="P60">V hlavní nabídce zvolíme <text:span text:style-name="Strong_20_Emphasis">Soubor &gt; Tisk</text:span> nebo stiskneme <text:span text:style-name="Emphasis">Ctrl+P</text:span>.</text:p>
        </text:list-item>
        <text:list-item>
          <text:p text:style-name="P60">In the Ranges and copies section of the Print dialog, <text:span text:style-name="T132">choose</text:span> <text:span text:style-name="Strong_20_Emphasis">Selected cells</text:span>.</text:p>
        </text:list-item>
        <text:list-item>
          <text:p text:style-name="P61">In the sub-section From which print, <text:span text:style-name="T132">choose</text:span> <text:span text:style-name="Strong_20_Emphasis">Pages</text:span> and type <text:span text:style-name="Strong_20_Emphasis">1</text:span> in the box.</text:p>
        </text:list-item>
        <text:list-item>
          <text:p text:style-name="P60"><text:span text:style-name="T67">Klepneme </text:span><text:span text:style-name="Strong_20_Emphasis">na tlačítko<text:span text:style-name="T67"> OK</text:span></text:span><text:span text:style-name="T67">.</text:span></text:p>
        </text:list-item>
      </text:list>
      <text:h text:style-name="P50" text:outline-level="2"><text:bookmark-start text:name="__RefHeading___Toc101162_3643740703"/><text:soft-page-break/>Printing in <text:span text:style-name="T133">grayscale</text:span> on a color printer<text:bookmark-end text:name="__RefHeading___Toc101162_3643740703"/></text:h>
      <text:p text:style-name="P7">You may wish to print <text:span text:style-name="T133">a spreadsheet</text:span> in <text:span text:style-name="T133">grayscale </text:span>on a color printer. <text:span text:style-name="T133">You can do this in two ways</text:span>.</text:p>
      <text:list xml:id="list81001498557277" text:continue-list="list81002482327177" text:style-name="Heading_20_Note">
        <text:list-item>
          <text:p text:style-name="P55">Poznámka</text:p>
        </text:list-item>
      </text:list>
      <text:p text:style-name="P30">Some color printers may print in color regardless of the settings you choose.</text:p>
      <text:p text:style-name="P32"><text:span text:style-name="T133">For an individual file, you can c</text:span>hange the printer settings to print in black and white or grayscale:</text:p>
      <text:list xml:id="list81001195094437" text:continue-list="list81000827132624" text:style-name="Numbering_20_1">
        <text:list-item text:start-value="1">
          <text:p text:style-name="P62">Choose <text:span text:style-name="Strong_20_Emphasis">File &gt; Print</text:span>, or press <text:span text:style-name="Keystroke">Ctrl+P</text:span>, to open the Print dialog.</text:p>
        </text:list-item>
        <text:list-item>
          <text:p text:style-name="P62">Klikneme na tlačítko <text:span text:style-name="Strong_20_Emphasis">Vlastnosti</text:span>, čímž otevřeme dialogové okno Vlastnosti tiskárny. Dostupné volby se u jednotlivých tiskáren liší, ale i tak bychom měli najít možnosti pro nastavení barev. Více informací o tiskárně najdeme v nápovědě k tiskárně nebo v její uživatelské příručce.</text:p>
        </text:list-item>
        <text:list-item>
          <text:p text:style-name="P62">The choices for color might include black and white or grayscale. Choose <text:span text:style-name="T146">grayscale</text:span>.</text:p>
        </text:list-item>
        <text:list-item>
          <text:p text:style-name="P62">Kliknutím na tlačítko <text:span text:style-name="Strong_20_Emphasis">OK</text:span> nastavení potvrdíme a vrátíme se do okna Tisk.</text:p>
        </text:list-item>
        <text:list-item>
          <text:p text:style-name="P62">Click <text:span text:style-name="Strong_20_Emphasis">OK</text:span> to print the document.</text:p>
        </text:list-item>
      </text:list>
      <text:p text:style-name="P32"><text:span text:style-name="T133">You can c</text:span>hange the LibreOffice settings to print all color text and graphics as grayscale:</text:p>
      <text:list xml:id="list1910802634" text:style-name="Numbering_20_1">
        <text:list-item text:start-value="1">
          <text:p text:style-name="P62">Zvolíme <text:span text:style-name="Strong_20_Emphasis">Nástroje &gt; Možnosti &gt; LibreOffice &gt; Tisk</text:span>.</text:p>
        </text:list-item>
        <text:list-item>
          <text:p text:style-name="P62">Select <text:span text:style-name="Strong_20_Emphasis">Convert colors to grayscale</text:span>. Kliknutím na tlačítko <text:span text:style-name="Strong_20_Emphasis">OK</text:span> uložíme změnu.</text:p>
        </text:list-item>
      </text:list>
      <text:list xml:id="list4122566291" text:style-name="Heading_20_Caution">
        <text:list-item>
          <text:p text:style-name="Heading_20_Caution">Upozornění</text:p>
        </text:list-item>
      </text:list>
      <text:p text:style-name="Text_20_Note">This changes the print settings for all components of LibreOffice, <text:span text:style-name="T133">not just Calc</text:span></text:p>
      <text:h text:style-name="P50" text:outline-level="2"><text:bookmark-start text:name="__RefHeading___Toc103268_3643740703"/>Náhled stran / listů před tiskem<text:bookmark-end text:name="__RefHeading___Toc103268_3643740703"/></text:h>
      <text:p text:style-name="P32">Pokud před tiskem chceme zobrazit náhled listů v programu Calc:</text:p>
      <text:list xml:id="list1693431524" text:style-name="Numbering_20_1">
        <text:list-item text:start-value="1">
          <text:p text:style-name="P62">Choose <text:span text:style-name="Strong_20_Emphasis">File &gt; Print Preview</text:span> <text:span text:style-name="T135">or click the </text:span><text:span text:style-name="Strong_20_Emphasis"><text:span text:style-name="T135">Toggle Print Preview</text:span></text:span><text:span text:style-name="T135"> icon on the Standard toolbar.</text:span></text:p>
        </text:list-item>
      </text:list>
      <text:p text:style-name="P24">Calc nyní namísto panelu nástrojů Formát zobrazuje panel Náhled strany.</text:p>
      <text:p text:style-name="P33"><draw:frame draw:style-name="fr7" draw:name="Frame25" text:anchor-type="as-char" svg:width="5.3043in" draw:z-index="35"><draw:text-box fo:min-height="0.5244in"><text:p text:style-name="Caption"><draw:frame draw:style-name="fr10" draw:name="Image7" text:anchor-type="paragraph" svg:width="5.3118in" svg:height="0.3484in" draw:z-index="36"><draw:image xlink:href="Pictures/100002010000024300000026A701E726D64C5E86.png" xlink:type="simple" xlink:show="embed" xlink:actuate="onLoad" loext:mime-type="image/png"/></draw:frame>Figure <text:sequence text:ref-name="refFigure183" text:name="Figure" text:formula="ooow:Figure+1" style:num-format="1">6</text:sequence>: Print Preview toolbar (Calc)</text:p></draw:text-box></draw:frame></text:p>
      <text:list xml:id="list81002439384226" text:continue-numbering="true" text:style-name="Numbering_20_1">
        <text:list-item>
          <text:p text:style-name="P63">To print the document from this view, click the <text:span text:style-name="Strong_20_Emphasis">Print</text:span> icon <text:span text:style-name="T134">(on the Standard toolbar) </text:span>to open the Print dialog.</text:p>
        </text:list-item>
        <text:list-item>
          <text:p text:style-name="P63">Choose the print options and click the <text:span text:style-name="Strong_20_Emphasis"><text:span text:style-name="T148">OK</text:span></text:span> button.</text:p>
        </text:list-item>
        <text:list-item>
          <text:p text:style-name="P66">Click the <text:span text:style-name="Strong_20_Emphasis">Toggle Print Preview</text:span> icon again to return to the normal spreadsheet view.</text:p>
        </text:list-item>
      </text:list>
      <text:h text:style-name="P46" text:outline-level="1"><text:bookmark-start text:name="__RefHeading__9756_375705268"/>Using print ranges<text:bookmark-end text:name="__RefHeading__9756_375705268"/></text:h>
      <text:p text:style-name="P8">You can define which range of cells on a spreadsheet <text:span text:style-name="T68">are to be</text:span> print<text:span text:style-name="T68">ed or exported to a PDF</text:span>. The cells on the sheet that are not part of the defined print range are not printed or exported. <text:span text:style-name="T135">Also, any s</text:span>heets without a defined print range are not printed or exported.</text:p>
      <text:h text:style-name="Heading_20_2" text:outline-level="2"><text:bookmark-start text:name="__RefHeading__9758_375705268"/><text:bookmark text:name="SC_LISTBOX_RID_SCDLG_AREAS_LB_PRINTAREA"/><text:bookmark text:name="SC_EDIT_RID_SCDLG_AREAS_ED_PRINTAREA"/>Defining <text:span text:style-name="T69">and printing a </text:span>print range<text:bookmark-end text:name="__RefHeading__9758_375705268"/></text:h>
      <text:p text:style-name="Text_20_Body_20_List_20_Intro">To <text:span text:style-name="T71">set a user-</text:span>define<text:span text:style-name="T71">d</text:span> print range, <text:span text:style-name="T72">which will replace</text:span> an<text:span text:style-name="T73">y</text:span> existing <text:span text:style-name="T71">defined </text:span>print range:</text:p>
      <text:list xml:id="list638856323" text:style-name="Numbering_20_1">
        <text:list-item>
          <text:p text:style-name="Numbering_20_1"><text:span text:style-name="T70">Select</text:span> the range of cells that <text:span text:style-name="T73">are to be used in</text:span> the print range.</text:p>
        </text:list-item>
        <text:list-item>
          <text:p text:style-name="Numbering_20_1"><text:span text:style-name="T70">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Define</text:span><text:span text:style-name="T19"> </text:span><text:span text:style-name="T22">on</text:span><text:span text:style-name="T23"> the </text:span><text:span text:style-name="T22">Menu</text:span><text:span text:style-name="T23"> bar. </text:span><text:span text:style-name="T22">A</text:span>utomatic page break lines are then displayed on the screen, <text:span text:style-name="T70">defining the cells that are included in the print range.</text:span></text:p>
        </text:list-item>
        <text:list-item>
          <text:p text:style-name="Numbering_20_1"><text:soft-page-break/><text:span text:style-name="T74">Click on the </text:span><text:span text:style-name="Strong_20_Emphasis"><text:span text:style-name="T74">Print Directly</text:span></text:span><text:span text:style-name="T74"> icon on the Standard toolbar to print the defined print range, or open the </text:span><text:span text:style-name="T21">Print</text:span><text:span text:style-name="T64"> dialog and click </text:span><text:span text:style-name="T36">OK</text:span><text:span text:style-name="T64"> to print the defined print range.</text:span></text:p>
        </text:list-item>
      </text:list>
      <text:list xml:id="list81001694637419" text:continue-list="list3978461265" text:style-name="Heading_20_Tip">
        <text:list-item>
          <text:p text:style-name="Heading_20_Tip">Tip</text:p>
        </text:list-item>
      </text:list>
      <text:p text:style-name="P28">You can check the print range by <text:span text:style-name="T135">using </text:span><text:span text:style-name="Strong_20_Emphasis"><text:span text:style-name="T135">Toggle Print Preview</text:span></text:span><text:span text:style-name="T135"> or the Preview pane in the Print dialog.</text:span> <text:span text:style-name="T18">Calc</text:span> will display <text:span text:style-name="T75">only </text:span>the cells in the print range. <text:span text:style-name="T76">See “</text:span><text:span text:style-name="T76"><text:bookmark-ref text:reference-format="text" text:ref-name="__RefHeading__34402_1783730817">Viewing print ranges</text:bookmark-ref></text:span><text:span text:style-name="T76">” on page </text:span><text:span text:style-name="T76"><text:bookmark-ref text:reference-format="page" text:ref-name="__RefHeading__34402_1783730817">10</text:bookmark-ref></text:span><text:span text:style-name="T76">.</text:span></text:p>
      <text:h text:style-name="Heading_20_2" text:outline-level="2"><text:bookmark-start text:name="__RefHeading___Toc106381_3643740703"/>Úprava oblasti tisku<text:bookmark-end text:name="__RefHeading___Toc106381_3643740703"/></text:h>
      <text:p text:style-name="P9">At any time, you can edit the print range, for example to add <text:span text:style-name="T136">or </text:span>remove <text:span text:style-name="T136">cells, or define rows and columns to repeat (such as column or row headings).</text:span></text:p>
      <text:p text:style-name="P34"><draw:frame draw:style-name="fr8" draw:name="Frame5" text:anchor-type="as-char" svg:width="4.7445in" draw:z-index="37"><draw:text-box fo:min-height="2.2898in"><text:p text:style-name="Caption"><draw:frame draw:style-name="fr10" draw:name="Image8" text:anchor-type="paragraph" svg:width="4.7244in" svg:height="2.1138in" draw:z-index="38"><draw:image xlink:href="Pictures/100002010000026000000110BD39E2B27EBC6208.png" xlink:type="simple" xlink:show="embed" xlink:actuate="onLoad" loext:mime-type="image/png"/></draw:frame>Figure <text:sequence text:ref-name="refFigure184" text:name="Figure" text:formula="ooow:Figure+1" style:num-format="1">7</text:sequence>: <text:span text:style-name="T78">Edit Print Ranges dialog</text:span></text:p></draw:text-box></draw:frame></text:p>
      <text:list xml:id="list81002202569067" text:continue-list="list81001195094437" text:style-name="Numbering_20_1">
        <text:list-item text:start-value="1">
          <text:p text:style-name="Numbering_20_1"><text:span text:style-name="T7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78">on the Menu bar to open the Edit Print Ranges dialog (Figure </text:span><text:span text:style-name="T78"><text:sequence-ref text:reference-format="value" text:ref-name="refFigure184">7</text:sequence-ref></text:span><text:span text:style-name="T78">).</text:span></text:p>
        </text:list-item>
        <text:list-item>
          <text:p text:style-name="Numbering_20_1">If only a single range is defined, then clicking anywhere in the <text:span text:style-name="T13">Print </text:span><text:span text:style-name="T14">R</text:span><text:span text:style-name="T13">ange</text:span> box <text:span text:style-name="T80">displays</text:span> the <text:span text:style-name="T80">defined</text:span> print range bounded in blue, as shown in <text:span text:style-name="T123">Figure </text:span><text:sequence-ref text:reference-format="value" text:ref-name="refFigure185">8</text:sequence-ref>.</text:p>
        </text:list-item>
      </text:list>
      <text:p text:style-name="Figure"><draw:frame draw:style-name="fr8" draw:name="Frame4" text:anchor-type="as-char" svg:width="3.9543in" draw:z-index="5"><draw:text-box fo:min-height="1.7134in"><text:p text:style-name="Caption"><draw:frame draw:style-name="fr21" draw:name="graphics7" text:anchor-type="paragraph" svg:width="1.798in" svg:height="1.4299in" draw:z-index="6"><draw:image xlink:href="Pictures/10000000000000D7000000AB7DFBA51AA69B0526.png" xlink:type="simple" xlink:show="embed" xlink:actuate="onLoad" loext:mime-type="image/png"/></draw:frame>Figure <text:sequence text:ref-name="refFigure185" text:name="Figure" text:formula="ooow:Figure+1" style:num-format="1">8</text:sequence>: <text:span text:style-name="T80">Single p</text:span>rint range marked by <text:span text:style-name="T80">a bounding box</text:span></text:p></draw:text-box></draw:frame></text:p>
      <text:list xml:id="list81001730904151" text:continue-list="list81002202569067" text:style-name="OOoNum_20_123">
        <text:list-item>
          <text:p text:style-name="P67">To add new cells to the <text:span text:style-name="T81">defined </text:span>print range<text:span text:style-name="T81">s</text:span>, <text:span text:style-name="T80">t</text:span>ype a comma <text:span text:style-name="T80">at the end of the displayed data </text:span>in the <text:span text:style-name="T13">Print range</text:span> text box as the separator for the <text:span text:style-name="T80">print range to be added</text:span>. Select the cell range using the cursor, or type in the cell references using the <text:span text:style-name="T80">same </text:span>format of the <text:span text:style-name="T80">print ranges</text:span> already <text:span text:style-name="T80">defined </text:span>in the <text:span text:style-name="T13">Print range</text:span> text box. Remember to separate the cell references with a colon.</text:p>
        </text:list-item>
        <text:list-item>
          <text:p text:style-name="P67">To remove a print range, select the <text:span text:style-name="T80">print </text:span>range in the <text:span text:style-name="T13">Print range</text:span> text box and delete it. Make sure the remaining <text:span text:style-name="T80">print </text:span>ranges only have a single comma as a separator and that there is not a comma at the end of the sequence.</text:p>
        </text:list-item>
        <text:list-item>
          <text:p text:style-name="P67"><text:span text:style-name="T82">C</text:span>lick <text:span text:style-name="T35">OK</text:span> to save your changes and close the dialog.</text:p>
        </text:list-item>
      </text:list>
      <text:h text:style-name="Heading_20_2" text:outline-level="2"><text:bookmark-start text:name="__RefHeading__34402_1783730817"/><text:soft-page-break/>Viewing print ranges<text:bookmark-end text:name="__RefHeading__34402_1783730817"/></text:h>
      <text:p text:style-name="Text_20_body"><text:span text:style-name="T83">After</text:span> print ranges <text:span text:style-name="T83">have been defined, they </text:span>are formatted with automatic page break<text:span text:style-name="T84">s. To view the page breaks</text:span>, <text:span text:style-name="T84">go to</text:span> <text:span text:style-name="Strong_20_Emphasis">View &gt; Page Break</text:span> <text:span text:style-name="T83">on</text:span> the <text:span text:style-name="T83">Menu</text:span> bar <text:span text:style-name="T83">to open the preview (Figure </text:span><text:span text:style-name="T83"><text:sequence-ref text:reference-format="value" text:ref-name="refFigure186">9</text:sequence-ref></text:span><text:span text:style-name="T83">)</text:span>. </text:p>
      <text:p text:style-name="Figure"><draw:frame draw:style-name="fr7" draw:name="Frame14" text:anchor-type="as-char" svg:width="4.3228in" draw:z-index="7"><draw:text-box fo:min-height="2.2173in"><text:p text:style-name="Caption"><draw:frame draw:style-name="fr11" draw:name="graphics10" text:anchor-type="paragraph" svg:width="4.3228in" svg:height="1.9299in" draw:z-index="8"><draw:image xlink:href="Pictures/10000000000001590000009A7EA6D75323F103E1.png" xlink:type="simple" xlink:show="embed" xlink:actuate="onLoad" loext:mime-type="image/png"/></draw:frame>Figure <text:sequence text:ref-name="refFigure186" text:name="Figure" text:formula="ooow:Figure+1" style:num-format="1">9</text:sequence>: <text:span text:style-name="T85">Page break preview</text:span></text:p></draw:text-box></draw:frame></text:p>
      <text:p text:style-name="Text_20_body">The print ranges are outlined by default with a blue border and contain a <text:span text:style-name="T84">pale gray </text:span>page number <text:span text:style-name="T83">in the center of each page</text:span>. The nonprinting area <text:span text:style-name="T86">of the spreadsheet</text:span> <text:span text:style-name="T83">normally </text:span>has a gray background.</text:p>
      <text:p text:style-name="Text_20_body">To exit Page Break <text:span text:style-name="T137">p</text:span>review, <text:span text:style-name="T87">go to</text:span> <text:span text:style-name="Strong_20_Emphasis">View &gt; Normal</text:span> <text:span text:style-name="T87">on</text:span> the <text:span text:style-name="T87">Menu</text:span> bar.</text:p>
      <text:h text:style-name="Heading_20_2" text:outline-level="2"><text:bookmark-start text:name="__RefHeading__10617_1093862414"/><text:span text:style-name="T88">Named</text:span> print range<text:span text:style-name="T89">s</text:span><text:bookmark-end text:name="__RefHeading__10617_1093862414"/></text:h>
      <text:p text:style-name="P10">In addition to <text:span text:style-name="T89">defining</text:span> a print range for each print job, you can <text:span text:style-name="T89">also </text:span>define a range of cells to be used repeatedly, <text:span text:style-name="T19">without </text:span><text:span text:style-name="T24">having to select a range of</text:span><text:span text:style-name="T19"> cells every time</text:span>. This <text:span text:style-name="T89">is</text:span> useful if different areas of a large spreadsheet <text:span text:style-name="T89">have</text:span> to be printed for different reports;<text:span text:style-name="T89"> s</text:span>everal <text:span text:style-name="T90">named </text:span>print ranges can be defined to meet this need.</text:p>
      <text:p text:style-name="Figure"><draw:frame draw:style-name="fr5" draw:name="Frame6" text:anchor-type="as-char" svg:width="3.7854in" draw:z-index="9"><draw:text-box fo:min-height="2.9083in"><text:p text:style-name="Caption"><draw:frame draw:style-name="fr20" draw:name="Image9" text:anchor-type="paragraph" svg:width="3.7402in" svg:height="3.1374in" draw:z-index="39"><draw:image xlink:href="Pictures/10000201000001AE0000016AE4B4514B0E5B8B07.png" xlink:type="simple" xlink:show="embed" xlink:actuate="onLoad" loext:mime-type="image/png"/></draw:frame>Figure <text:sequence text:ref-name="refFigure187" text:name="Figure" text:formula="ooow:Figure+1" style:num-format="1">10</text:sequence>: Define Names dialog</text:p></draw:text-box></draw:frame></text:p>
      <text:h text:style-name="P54" text:outline-level="3"><text:bookmark-start text:name="__RefHeading__10929_1093862414"/>Defining and naming<text:bookmark-end text:name="__RefHeading__10929_1093862414"/></text:h>
      <text:list xml:id="list1587960100" text:style-name="Numbering_20_1">
        <text:list-item text:start-value="1">
          <text:p text:style-name="Numbering_20_1"><text:span text:style-name="T89">Select</text:span> the cells you want to define <text:span text:style-name="T89">and name </text:span>as a print range, <text:span text:style-name="T89">then go to</text:span> <text:span text:style-name="Strong_20_Emphasis"><text:span text:style-name="T138">Sheet</text:span></text:span><text:span text:style-name="Strong_20_Emphasis"> </text:span><text:span text:style-name="Strong_20_Emphasis"><text:span text:style-name="T42">&gt;</text:span></text:span><text:span text:style-name="Strong_20_Emphasis"> Name</text:span><text:span text:style-name="Strong_20_Emphasis"><text:span text:style-name="T138">d Ranges and Expression</text:span></text:span><text:span text:style-name="Strong_20_Emphasis">s </text:span><text:span text:style-name="Strong_20_Emphasis"><text:span text:style-name="T42">&gt;</text:span></text:span><text:span text:style-name="Strong_20_Emphasis"> Define</text:span> <text:span text:style-name="T89">on the Menu bar to open the Define Names dialog (Figure </text:span><text:span text:style-name="T89"><text:sequence-ref text:reference-format="value" text:ref-name="refFigure187">10</text:sequence-ref></text:span><text:span text:style-name="T89">).</text:span> <text:span text:style-name="T89">The selected cells are displayed in the </text:span><text:span text:style-name="T5">Rang</text:span><text:span text:style-name="T12">e or formula expression</text:span><text:span text:style-name="T89"> box.</text:span></text:p>
          <text:p text:style-name="P64"><text:span text:style-name="T71">Alternatively, open</text:span> the Define Names dialog, <text:span text:style-name="T89">then select the cells you want to define and name. The selected cells are then displayed in the </text:span><text:span text:style-name="T5">Range</text:span><text:span text:style-name="T12"> or formula expression</text:span><text:span text:style-name="T89"> box.</text:span></text:p>
        </text:list-item>
        <text:list-item>
          <text:p text:style-name="Numbering_20_1"><text:soft-page-break/><text:span text:style-name="T91">T</text:span>ype a name for the range in <text:span text:style-name="T89">the </text:span><text:span text:style-name="T5">Name</text:span><text:span text:style-name="T89"> box. Use only letters, numbers, and underscores in the name; no spaces, hyphens, or other characters are allowed.</text:span></text:p>
        </text:list-item>
        <text:list-item>
          <text:p text:style-name="Numbering_20_1"><text:span text:style-name="T92">If necessary, you can edit or set the range of selected cells for the print range in the </text:span><text:span text:style-name="T6">Range</text:span><text:span text:style-name="T12"> or formula expression</text:span><text:span text:style-name="T92"> box. See “</text:span><text:span text:style-name="T92"><text:bookmark-ref text:reference-format="text" text:ref-name="__RefHeading___Toc106381_3643740703">Editing a print range</text:bookmark-ref></text:span><text:span text:style-name="T92">” on page </text:span><text:span text:style-name="T92"><text:bookmark-ref text:reference-format="page" text:ref-name="__RefHeading___Toc106381_3643740703">9</text:bookmark-ref></text:span><text:span text:style-name="T92"><text:s/>for more information.</text:span></text:p>
        </text:list-item>
        <text:list-item>
          <text:p text:style-name="Numbering_20_1"><text:span text:style-name="T92">Make sure </text:span><text:span text:style-name="T93">Document (Global)</text:span><text:span text:style-name="T94"> is selected from the </text:span><text:span text:style-name="T7">Scope</text:span><text:span text:style-name="T94"> drop-down list.</text:span></text:p>
        </text:list-item>
        <text:list-item>
          <text:p text:style-name="Numbering_20_1"><text:span text:style-name="T95">S</text:span>elect <text:span text:style-name="T38">Print range</text:span> <text:span text:style-name="T92">from </text:span><text:span text:style-name="T6">Range Options</text:span><text:span text:style-name="T92"> to define the settings as a print range</text:span>.</text:p>
        </text:list-item>
        <text:list-item>
          <text:p text:style-name="Numbering_20_1">Click <text:span text:style-name="Strong_20_Emphasis">Add</text:span> <text:span text:style-name="T91">to accept the data and close the dialog</text:span>.</text:p>
        </text:list-item>
      </text:list>
      <text:h text:style-name="Heading_20_3" text:outline-level="3"><text:bookmark-start text:name="__RefHeading__10931_1093862414"/>Printing <text:span text:style-name="T139">a </text:span>named range<text:bookmark-end text:name="__RefHeading__10931_1093862414"/></text:h>
      <text:p text:style-name="Text_20_body">To <text:span text:style-name="T96">select a named</text:span> range <text:span text:style-name="T88">for </text:span>print<text:span text:style-name="T88">ing:</text:span></text:p>
      <text:list xml:id="list1104879815" text:style-name="Numbering_20_1">
        <text:list-item text:start-value="1">
          <text:p text:style-name="Numbering_20_1"><text:span text:style-name="T88">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88">on the Menu bar to open the Edit Print Ranges dialog </text:span>(<text:span text:style-name="T131">Figure </text:span><text:sequence-ref text:reference-format="value" text:ref-name="refFigure188">11</text:sequence-ref>).</text:p>
        </text:list-item>
        <text:list-item>
          <text:p text:style-name="Numbering_20_1">Select the defined <text:span text:style-name="T88">and named </text:span>print range <text:span text:style-name="T88">from the </text:span><text:span text:style-name="T8">Print range</text:span> <text:span text:style-name="T88">drop-down list.</text:span></text:p>
        </text:list-item>
        <text:list-item>
          <text:p text:style-name="Numbering_20_1"><text:span text:style-name="T88">C</text:span>lick <text:span text:style-name="Strong_20_Emphasis">OK</text:span><text:span text:style-name="T19"> </text:span><text:span text:style-name="T24">to </text:span><text:span text:style-name="T25">close the dialog.</text:span></text:p>
        </text:list-item>
        <text:list-item>
          <text:p text:style-name="Numbering_20_1"><text:span text:style-name="T34">O</text:span><text:span text:style-name="T21">pen the Print dialog, </text:span><text:span text:style-name="T34">which will show only the named range in the Preview. C</text:span><text:span text:style-name="T21">lick </text:span><text:span text:style-name="T41">OK</text:span><text:span text:style-name="T21">.</text:span></text:p>
        </text:list-item>
      </text:list>
      <text:p text:style-name="Figure"><draw:frame draw:style-name="fr2" draw:name="Frame23" text:anchor-type="as-char" svg:width="5.5118in" draw:z-index="40"><draw:text-box fo:min-height="2.3256in"><text:p text:style-name="Caption"><draw:frame draw:style-name="fr19" draw:name="Image10" text:anchor-type="paragraph" svg:width="5.5118in" svg:height="2.1181in" draw:z-index="41"><draw:image xlink:href="Pictures/10000201000002A7000001117F9DDE5F36896295.png" xlink:type="simple" xlink:show="embed" xlink:actuate="onLoad" loext:mime-type="image/png"/></draw:frame><text:span text:style-name="T128"><text:line-break/></text:span>Figure <text:sequence text:ref-name="refFigure188" text:name="Figure" text:formula="ooow:Figure+1" style:num-format="1">11</text:sequence>: Choosing a named range for printing</text:p></draw:text-box></draw:frame></text:p>
      <text:h text:style-name="Heading_20_3" text:outline-level="3"><text:bookmark-start text:name="__RefHeading__10171_1093862414"/>Deleting <text:span text:style-name="T139">a </text:span>named print range<text:bookmark-end text:name="__RefHeading__10171_1093862414"/></text:h>
      <text:p text:style-name="P14">To delete a named print range if it is no longer required:</text:p>
      <text:list xml:id="list81001489043519" text:continue-list="list81001730904151" text:style-name="Numbering_20_1">
        <text:list-item text:start-value="1">
          <text:p text:style-name="Numbering_20_1"><text:span text:style-name="T97">Go to </text:span><text:span text:style-name="Strong_20_Emphasis"><text:span text:style-name="T97">Sheet &gt; Named Ranges and Expressions &gt; </text:span></text:span><text:span text:style-name="Strong_20_Emphasis">Manage</text:span><text:span text:style-name="T98"> on the Menu bar to open the Manage Names dialog (Figure </text:span><text:span text:style-name="T98"><text:sequence-ref text:reference-format="value" text:ref-name="refFigure189">12</text:sequence-ref></text:span><text:span text:style-name="T98">).</text:span></text:p>
        </text:list-item>
        <text:list-item>
          <text:p text:style-name="Numbering_20_1"><text:span text:style-name="T97">Select the named print range you want to delete and confirm it is a print range by checking the options in </text:span><text:span text:style-name="T9">Range Options</text:span><text:span text:style-name="T97">.</text:span></text:p>
        </text:list-item>
        <text:list-item>
          <text:p text:style-name="Numbering_20_1"><text:span text:style-name="T98">Click </text:span><text:span text:style-name="Strong_20_Emphasis"><text:span text:style-name="T98">Delete</text:span></text:span><text:span text:style-name="T26"> </text:span><text:span text:style-name="T27">and then c</text:span><text:span text:style-name="T98">lick </text:span><text:span text:style-name="Strong_20_Emphasis"><text:span text:style-name="T98">OK</text:span></text:span><text:span text:style-name="T98"> to close the dialog.</text:span></text:p>
        </text:list-item>
      </text:list>
      <text:h text:style-name="P51" text:outline-level="2"><text:bookmark-start text:name="__RefHeading___Toc23114_1507088200"/>Removing print ranges<text:bookmark-end text:name="__RefHeading___Toc23114_1507088200"/></text:h>
      <text:p text:style-name="P13">It may become necessary to remove a defined print range, for example if the whole sheet needs to be printed later, or you no longer <text:span text:style-name="T77">want</text:span> to print some of the added ranges.</text:p>
      <text:p text:style-name="P13"><text:span text:style-name="T9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text:span><text:span text:style-name="Strong_20_Emphasis"><text:span text:style-name="T140">Clear</text:span></text:span> <text:span text:style-name="T99">on the Menu bar</text:span><text:span text:style-name="T19"> </text:span><text:span text:style-name="T28">to</text:span> remove all <text:span text:style-name="T99">of the </text:span>defined print ranges <text:span text:style-name="T99">in</text:span> the <text:span text:style-name="T99">spread</text:span>sheet, <text:span text:style-name="T97">except for named print ranges</text:span>. After the print range is removed, the default page break lines <text:span text:style-name="T79">for the selected paper size </text:span>will appear on the screen.</text:p>
      <text:p text:style-name="P13"><text:span text:style-name="T97">To remove named print ranges, see “</text:span><text:span text:style-name="T97"><text:bookmark-ref text:reference-format="text" text:ref-name="__RefHeading__10171_1093862414">Deleting a named print range</text:bookmark-ref></text:span><text:span text:style-name="T97">” above.</text:span></text:p>
      <text:p text:style-name="P35"><text:soft-page-break/><draw:frame draw:style-name="fr5" draw:name="Frame1" text:anchor-type="as-char" svg:width="3.4311in" draw:z-index="10"><draw:text-box fo:min-height="5.7138in"><text:p text:style-name="Caption"><draw:frame draw:style-name="fr10" draw:name="Image11" text:anchor-type="paragraph" svg:width="3.4035in" svg:height="5.5382in" draw:z-index="42"><draw:image xlink:href="Pictures/100002010000017300000270F5593F026D348486.png" xlink:type="simple" xlink:show="embed" xlink:actuate="onLoad" loext:mime-type="image/png"/></draw:frame>Figure <text:sequence text:ref-name="refFigure189" text:name="Figure" text:formula="ooow:Figure+1" style:num-format="1">12</text:sequence>: <text:span text:style-name="T97">Manage</text:span> Names dialog</text:p></draw:text-box></draw:frame></text:p>
      <text:h text:style-name="Heading_20_2" text:outline-level="2"><text:bookmark-start text:name="__RefHeading__9766_375705268"/><text:span text:style-name="T79">Repeat p</text:span>rinting <text:span text:style-name="T79">of </text:span>rows or columns<text:bookmark-end text:name="__RefHeading__9766_375705268"/></text:h>
      <text:p text:style-name="Text_20_body">If a <text:span text:style-name="T79">spread</text:span>sheet is printed on multiple pages, you can <text:span text:style-name="T100">define specific</text:span> rows or columns <text:span text:style-name="T131">(for example, headings)</text:span> to repeat <text:span text:style-name="T79">print </text:span>on each printed page.</text:p>
      <text:h text:style-name="Heading_20_3" text:outline-level="3"><text:bookmark-start text:name="__RefHeading__10933_1093862414"/>Using print ranges<text:bookmark-end text:name="__RefHeading__10933_1093862414"/></text:h>
      <text:list xml:id="list602041129" text:style-name="Numbering_20_1">
        <text:list-item>
          <text:p text:style-name="Numbering_20_1"><text:span text:style-name="T79">Go to</text:span> <text:span text:style-name="Strong_20_Emphasis">Format </text:span><text:span text:style-name="Strong_20_Emphasis"><text:span text:style-name="T42">&gt;</text:span></text:span><text:span text:style-name="Strong_20_Emphasis"> Print Ranges </text:span><text:span text:style-name="Strong_20_Emphasis"><text:span text:style-name="T42">&gt;</text:span></text:span><text:span text:style-name="Strong_20_Emphasis"> Edit</text:span> <text:span text:style-name="T29">to open</text:span><text:span text:style-name="T19"> the</text:span> Edit Print Ranges dialog <text:span text:style-name="T79">(Figure </text:span><text:span text:style-name="T79"><text:sequence-ref text:reference-format="value" text:ref-name="refFigure190">13</text:sequence-ref></text:span><text:span text:style-name="T79">).</text:span></text:p>
        </text:list-item>
      </text:list>
      <text:p text:style-name="P36"><draw:frame draw:style-name="fr6" draw:name="editprintrangesdialog" text:anchor-type="as-char" svg:width="6.0035in" draw:z-index="43"><draw:text-box fo:min-height="1.8327in"><text:p text:style-name="Caption"><draw:frame draw:style-name="fr11" draw:name="graphics6" text:anchor-type="paragraph" svg:width="6.0035in" svg:height="1.5866in" draw:z-index="44"><draw:image xlink:href="Pictures/1000000000000340000000DC9F713C53B305F023.png" xlink:type="simple" xlink:show="embed" xlink:actuate="onLoad" loext:mime-type="image/png"/></draw:frame>Figure <text:sequence text:ref-name="refFigure190" text:name="Figure" text:formula="ooow:Figure+1" style:num-format="1">13</text:sequence>: <text:span text:style-name="T102">Repeat printing of rows and columns</text:span></text:p></draw:text-box></draw:frame></text:p>
      <text:list xml:id="list81001410569796" text:continue-numbering="true" text:style-name="Numbering_20_1">
        <text:list-item>
          <text:p text:style-name="Numbering_20_1"><text:span text:style-name="T79">In the</text:span> <text:span text:style-name="T4">Rows to repeat</text:span><text:span text:style-name="T43"> </text:span><text:span text:style-name="T44">box, </text:span><text:span text:style-name="T79">type the references for the rows to be repeat printed. For</text:span> example, to repeat rows 1, <text:span text:style-name="T101">2</text:span> and <text:span text:style-name="T101">3</text:span>, type $1:$<text:span text:style-name="T101">3</text:span>. This automatically changes <text:span text:style-name="Strong_20_Emphasis">Rows to repeat</text:span> from - none - to - user defined -.</text:p>
          <text:p text:style-name="Numbering_20_1"><text:soft-page-break/><text:span text:style-name="T141">You can also place the cursor in the </text:span><text:span text:style-name="T10">Rows to repeat</text:span><text:span text:style-name="T44"> box</text:span><text:span text:style-name="T102"> and then, using the mouse, select a cell in each row you want to be repeat printed. It is not necessary to select the whole row.</text:span></text:p>
        </text:list-item>
        <text:list-item>
          <text:p text:style-name="P65"><text:span text:style-name="T79">In the</text:span> <text:span text:style-name="T10">Columns</text:span><text:span text:style-name="Emphasis"> to repeat</text:span><text:span text:style-name="T43"> </text:span><text:span text:style-name="T44">box</text:span>,<text:span text:style-name="T103"> </text:span><text:span text:style-name="T79">type the references for the columns to be repeat printed. For</text:span> example, to repeat <text:span text:style-name="T102">column A</text:span>, type $<text:span text:style-name="T102">A</text:span>. This automatically changes <text:span text:style-name="Strong_20_Emphasis">Columns to repeat</text:span> from - none - to - user defined -.</text:p>
          <text:p text:style-name="Numbering_20_1"><text:span text:style-name="T141">You can also place the cursor in the </text:span><text:span text:style-name="T10">Columns to repeat</text:span><text:span text:style-name="T44"> box</text:span><text:span text:style-name="T102"> and then, using the mouse, select a cell in each column you want to be repeat printed.</text:span></text:p>
        </text:list-item>
        <text:list-item>
          <text:p text:style-name="Numbering_20_1">Click <text:span text:style-name="Strong_20_Emphasis">OK</text:span><text:span text:style-name="T19"> </text:span><text:span text:style-name="T30">to save your changes and close the dialog.</text:span></text:p>
        </text:list-item>
      </text:list>
      <text:h text:style-name="Heading_20_3" text:outline-level="3"><text:bookmark-start text:name="__RefHeading__10935_1093862414"/>Using named print ranges<text:bookmark-end text:name="__RefHeading__10935_1093862414"/></text:h>
      <text:p text:style-name="P15">You can also define named print ranges to use for repeat printing of rows or columns as follows:</text:p>
      <text:list xml:id="list81001341945882" text:continue-list="list81001489043519"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text:span text:style-name="T95">Select </text:span><text:span text:style-name="T38">Repeat column</text:span><text:span text:style-name="T95"> and/or </text:span><text:span text:style-name="T39">Repeat row</text:span><text:span text:style-name="T95"> from </text:span><text:span text:style-name="T6">Range Options</text:span><text:span text:style-name="T92"> to define the columns and/or rows for repeat printing in the Define Names dialog (Figure </text:span><text:span text:style-name="T92"><text:sequence-ref text:reference-format="value" text:ref-name="refFigure187">10</text:sequence-ref></text:span><text:span text:style-name="T92"><text:s/>on page </text:span><text:span text:style-name="T92"><text:sequence-ref text:reference-format="page" text:ref-name="refFigure187">10</text:sequence-ref></text:span><text:span text:style-name="T92">).</text:span></text:p>
        </text:list-item>
        <text:list-item>
          <text:p text:style-name="Numbering_20_1"><text:span text:style-name="T92">Click </text:span><text:span text:style-name="Strong_20_Emphasis"><text:span text:style-name="T92">Add</text:span></text:span><text:span text:style-name="T92"> to accept the data and close the dialog.</text:span></text:p>
        </text:list-item>
        <text:list-item>
          <text:p text:style-name="Numbering_20_1"><text:span text:style-name="T79">Go to </text:span><text:span text:style-name="Strong_20_Emphasis"><text:span text:style-name="T79">Format </text:span></text:span><text:span text:style-name="Strong_20_Emphasis"><text:span text:style-name="T45">&gt;</text:span></text:span><text:span text:style-name="Strong_20_Emphasis"><text:span text:style-name="T79"> Print Ranges </text:span></text:span><text:span text:style-name="Strong_20_Emphasis"><text:span text:style-name="T45">&gt;</text:span></text:span><text:span text:style-name="Strong_20_Emphasis"><text:span text:style-name="T79"> Edit</text:span></text:span><text:span text:style-name="T79"> </text:span><text:span text:style-name="T29">to open the</text:span><text:span text:style-name="T79"> Edit Print Ranges dialog (Figure </text:span><text:span text:style-name="T79"><text:sequence-ref text:reference-format="value" text:ref-name="refFigure190">13</text:sequence-ref></text:span><text:span text:style-name="T79">).</text:span></text:p>
        </text:list-item>
        <text:list-item>
          <text:p text:style-name="Numbering_20_1">Select the defined <text:span text:style-name="T88">and named </text:span>print range<text:span text:style-name="T104">s</text:span> <text:span text:style-name="T88">from the </text:span><text:span text:style-name="T11">Rows to repeat</text:span> <text:span text:style-name="T104">and/or </text:span><text:span text:style-name="T11">Columns to repeat</text:span><text:span text:style-name="T104"> drop-down lists.</text:span></text:p>
        </text:list-item>
        <text:list-item>
          <text:p text:style-name="Numbering_20_1"><text:span text:style-name="T88">Click </text:span><text:span text:style-name="Strong_20_Emphasis"><text:span text:style-name="T88">OK</text:span></text:span><text:span text:style-name="T24"> to </text:span><text:span text:style-name="T31">save your changes and </text:span><text:span text:style-name="T25">close the dialog.</text:span></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text:span text:style-name="T142">you</text:span> may sometimes <text:span text:style-name="T142">need</text:span> to manually adjust <text:span text:style-name="T105">the page breaks</text:span> <text:span text:style-name="T105">to make sure</text:span> th<text:span text:style-name="T142">e spreadsheet</text:span> prints <text:span text:style-name="T105">the way you want it to look. You can insert two types of page breaks into a spreadsheet:</text:span></text:p>
      <text:list xml:id="list81001870868645" text:continue-list="list3695556223" text:style-name="OOoBullets_20_1">
        <text:list-item>
          <text:p text:style-name="P56"><text:span text:style-name="T40">Row</text:span><text:span text:style-name="T35"> break</text:span> – <text:span text:style-name="T106">is a horizontal page break inserted </text:span>above <text:span text:style-name="T105">a selected cell in a row. For example, if the selected cell is H15, then a row break is created between rows 14 and 15.</text:span></text:p>
        </text:list-item>
        <text:list-item>
          <text:p text:style-name="P56"><text:span text:style-name="T40">Column</text:span><text:span text:style-name="T35"> break</text:span> – <text:span text:style-name="T106">is a vertical page break inserted </text:span>to the left o<text:span text:style-name="T105">f </text:span>the <text:span text:style-name="T105">selected</text:span> cell <text:span text:style-name="T105">in a column. For example, if the selected cell is H15, then a column break is created between columns G and H.</text:span></text:p>
        </text:list-item>
      </text:list>
      <text:p text:style-name="Text_20_body"><text:span text:style-name="T105">W</text:span>hen a manual break is inserted, it appears as a blue line or as a bold line between the rows or columns <text:span text:style-name="T107">on the display</text:span>. <text:span text:style-name="T107">The a</text:span>ctual appearance depend<text:span text:style-name="T107">s</text:span> on your computer setup. To see manual break lines more easily on your display, you can change their appearance. Go to <text:span text:style-name="Strong_20_Emphasis">Tools &gt; Options &gt; LibreOffice &gt; Application Colors</text:span> and scroll down to the <text:span text:style-name="T4">Spreadsheet</text:span> section where you <text:span text:style-name="T142">can </text:span>change how page breaks appear.</text:p>
      <text:h text:style-name="Heading_20_2" text:outline-level="2"><text:bookmark-start text:name="__RefHeading__9772_375705268"/>Inserting page break<text:span text:style-name="T106">s</text:span><text:bookmark-end text:name="__RefHeading__9772_375705268"/></text:h>
      <text:list xml:id="list1042844589" text:style-name="Numbering_20_1">
        <text:list-item text:start-value="1">
          <text:p text:style-name="Numbering_20_1"><text:span text:style-name="T106">Select</text:span> the cell where <text:span text:style-name="T106">you want to insert a manual</text:span> break <text:span text:style-name="T106">in the spreadsheet.</text:span></text:p>
        </text:list-item>
        <text:list-item>
          <text:p text:style-name="Numbering_20_1"><text:span text:style-name="T106">Go to</text:span> <text:span text:style-name="Strong_20_Emphasis"><text:span text:style-name="T142">Sheet &gt; I</text:span></text:span><text:span text:style-name="Strong_20_Emphasis">nsert Page Break</text:span> <text:span text:style-name="T106">on the Menu bar.</text:span></text:p>
        </text:list-item>
        <text:list-item>
          <text:p text:style-name="Numbering_20_1">Select <text:span text:style-name="Strong_20_Emphasis">Row Break</text:span><text:span text:style-name="T19"> </text:span><text:span text:style-name="T32">to insert a row</text:span><text:span text:style-name="T19"> break </text:span><text:span text:style-name="T32">above the cell </text:span>or <text:span text:style-name="Strong_20_Emphasis">Column Break</text:span> <text:span text:style-name="T106">to insert a column break to the left of the cell</text:span>.</text:p>
        </text:list-item>
      </text:list>
      <text:p text:style-name="Text_20_body"><text:span text:style-name="T108">Alternatively, go to </text:span><text:span text:style-name="Strong_20_Emphasis"><text:span text:style-name="T109">View &gt; Page Break</text:span></text:span><text:span text:style-name="T109"> on the Menu bar, right-click in the spreadsheet and select </text:span><text:span text:style-name="Strong_20_Emphasis">Row Break</text:span><text:span text:style-name="T109"> or </text:span><text:span text:style-name="Strong_20_Emphasis">Column Break</text:span><text:span text:style-name="T109"> from the context menu. Remember to go to </text:span><text:span text:style-name="Strong_20_Emphasis"><text:span text:style-name="T109">View &gt; Normal</text:span></text:span><text:span text:style-name="T109"> on the Menu bar and return to the standard spreadsheet view.</text:span></text:p>
      <text:h text:style-name="Heading_20_2" text:outline-level="2"><text:bookmark-start text:name="__RefHeading__9778_375705268"/><text:soft-page-break/>Deleting page break<text:span text:style-name="T106">s</text:span><text:bookmark-end text:name="__RefHeading__9778_375705268"/></text:h>
      <text:list xml:id="list304336746" text:style-name="Numbering_20_1">
        <text:list-item text:start-value="1">
          <text:p text:style-name="P68"><text:span text:style-name="T106">Select</text:span> the cell where <text:span text:style-name="T106">you want to delete a manual</text:span> break <text:span text:style-name="T110">from the spreadsheet.</text:span></text:p>
        </text:list-item>
        <text:list-item>
          <text:p text:style-name="Numbering_20_1"><text:span text:style-name="T110">Go to</text:span> <text:span text:style-name="Strong_20_Emphasis"><text:span text:style-name="T142">Sheet</text:span></text:span><text:span text:style-name="Strong_20_Emphasis"> </text:span><text:span text:style-name="Strong_20_Emphasis"><text:span text:style-name="T42">&gt;</text:span></text:span><text:span text:style-name="Strong_20_Emphasis"> Delete </text:span><text:span text:style-name="Strong_20_Emphasis"><text:span text:style-name="T110">Page</text:span></text:span><text:span text:style-name="Strong_20_Emphasis"> Break</text:span> <text:span text:style-name="T110">on the Menu bar.</text:span></text:p>
        </text:list-item>
        <text:list-item>
          <text:p text:style-name="Numbering_20_1">Select <text:span text:style-name="Strong_20_Emphasis">Row Break</text:span><text:span text:style-name="T19"> </text:span><text:span text:style-name="T32">to </text:span><text:span text:style-name="T33">delete</text:span><text:span text:style-name="T32"> a row</text:span><text:span text:style-name="T19"> break </text:span><text:span text:style-name="T33">from </text:span><text:span text:style-name="T32">above the cell </text:span>or <text:span text:style-name="Strong_20_Emphasis">Column Break</text:span> <text:span text:style-name="T106">to delete a column break from the left of the cell</text:span>.</text:p>
        </text:list-item>
      </text:list>
      <text:h text:style-name="P52" text:outline-level="2"><text:bookmark-start text:name="__RefHeading__6829_932341552"/>Deleting multiple page breaks<text:bookmark-end text:name="__RefHeading__6829_932341552"/></text:h>
      <text:p text:style-name="P16">Multiple manual row and column breaks can exist in the same spreadsheet. If you want to remove all breaks from the spreadsheet:</text:p>
      <text:list xml:id="list81001454725042" text:continue-list="list81001341945882" text:style-name="Numbering_20_1">
        <text:list-item text:start-value="1">
          <text:p text:style-name="Numbering_20_1"><text:span text:style-name="T110">Go to </text:span><text:span text:style-name="Strong_20_Emphasis"><text:span text:style-name="T109">View &gt; Page Break</text:span></text:span><text:span text:style-name="T109"> on the Menu bar.</text:span></text:p>
        </text:list-item>
        <text:list-item>
          <text:p text:style-name="Numbering_20_1"><text:span text:style-name="T109">Right-click in the spreadsheet and select </text:span><text:span text:style-name="Strong_20_Emphasis"><text:span text:style-name="T109">Delete Page Breaks</text:span></text:span><text:span text:style-name="T109"> from the context menu to remove all manual breaks from your spreadsheet.</text:span></text:p>
        </text:list-item>
        <text:list-item>
          <text:p text:style-name="Numbering_20_1"><text:span text:style-name="T110">Go to </text:span><text:span text:style-name="Strong_20_Emphasis"><text:span text:style-name="T109">View &gt; Normal</text:span></text:span><text:span text:style-name="T109"> on the Menu bar to return to the standard spreadsheet view.</text:span></text:p>
        </text:list-item>
      </text:list>
      <text:h text:style-name="Heading_20_1" text:outline-level="1"><text:bookmark-start text:name="__RefHeading__2109_950781661"/>Printing options <text:span text:style-name="T111">for</text:span> page styles<text:bookmark-end text:name="__RefHeading__2109_950781661"/></text:h>
      <text:p text:style-name="Text_20_body"><text:span text:style-name="T111">When using</text:span> page style<text:span text:style-name="T111">s</text:span> for <text:span text:style-name="T111">your spreadsheets, you can include printing options within the page style; for example,</text:span> page order, details, scale to be printed, <text:span text:style-name="T111">and so on.</text:span> <text:span text:style-name="T111">Using</text:span> page style<text:span text:style-name="T111">s allows you to quickly</text:span> set up <text:span text:style-name="T111">and</text:span> change the print<text:span text:style-name="T111">ing</text:span> <text:span text:style-name="T111">options</text:span> of <text:span text:style-name="T111">different</text:span> sheets <text:span text:style-name="T111">within</text:span> <text:span text:style-name="T111">your</text:span> spreadsheet. See Chapter <text:span text:style-name="T112">4,</text:span> Using Styles and Templates, for more <text:span text:style-name="T111">information </text:span>about page styles.</text:p>
      <text:p text:style-name="Figure"><draw:frame draw:style-name="fr5" draw:name="Frame11" text:anchor-type="as-char" svg:width="5.5118in" draw:z-index="11"><draw:text-box fo:min-height="4.2008in"><text:p text:style-name="Caption"><draw:frame draw:style-name="fr11" draw:name="graphics13" text:anchor-type="paragraph" svg:width="5.5118in" svg:height="4.2862in" draw:z-index="12"><draw:image xlink:href="Pictures/10000000000002E20000023E20645DA54FCF638C.png" xlink:type="simple" xlink:show="embed" xlink:actuate="onLoad" loext:mime-type="image/png"/></draw:frame>Obrázek <text:sequence text:ref-name="refFigure191" text:name="Figure" text:formula="ooow:Figure+1" style:num-format="1">14</text:sequence>. Page Style dialog – <text:span text:style-name="T111">Sheet page</text:span></text:p></draw:text-box></draw:frame></text:p>
      <text:p text:style-name="Text_20_body"><text:span text:style-name="T111">Make sure you have selected the correct sheet within the spreadsheet before setting the print options. Go to </text:span><text:span text:style-name="MenuPath">Format &gt; Page</text:span><text:span text:style-name="T111"> on the Menu bar to open the Page Style dialog, then click on the </text:span><text:span text:style-name="Emphasis">Sheet</text:span><text:span text:style-name="T111"> tab</text:span> (<text:span text:style-name="T147">Figure </text:span><text:sequence-ref text:reference-format="value" text:ref-name="refFigure191">14</text:sequence-ref>) <text:span text:style-name="T111">to set the printing options for a page style. The dialog indicates which page style you are about to change.</text:span></text:p>
      <text:list xml:id="list81001315086450" text:continue-list="list81001870868645" text:style-name="OOoBullets_20_1">
        <text:list-item>
          <text:p text:style-name="P56"><text:soft-page-break/><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91">14</text:sequence-ref>.</text:p>
        </text:list-item>
      </text:list>
      <text:list xml:id="list98224864" text:style-name="List_20_2">
        <text:list-item>
          <text:p text:style-name="List_20_2"><text:span text:style-name="Emphasis">Top to bottom, then right</text:span> – prints vertically from the left column to the bottom of the sheet.</text:p>
        </text:list-item>
        <text:list-item>
          <text:p text:style-name="List_20_2"><text:span text:style-name="Emphasis">Left to right, then down</text:span> – prints horizontally from the top row of the sheet to the right column.</text:p>
        </text:list-item>
        <text:list-item>
          <text:p text:style-name="List_20_2"><text:span text:style-name="Emphasis">First page number</text:span> – select this option if you want the first page to start with a number other than 1. Enter the number of the first page in the box.</text:p>
        </text:list-item>
      </text:list>
      <text:list xml:id="list81001887757646" text:continue-list="list81001315086450" text:style-name="List_20_1">
        <text:list-item>
          <text:p text:style-name="List_20_1"><text:span text:style-name="Strong_20_Emphasis">Print</text:span> – defines which elements of the spreadsheet are to be printed.</text:p>
        </text:list-item>
      </text:list>
      <text:list xml:id="list81002742830123" text:continue-list="list98224864" text:style-name="List_20_2">
        <text:list-item>
          <text:p text:style-name="List_20_2"><text:span text:style-name="Emphasis">Column</text:span> and row headers – prints the column and row headers.</text:p>
        </text:list-item>
        <text:list-item>
          <text:p text:style-name="List_20_2"><text:span text:style-name="Emphasis">Grid</text:span> – prints the borders of the individual cells as a grid. For the view on screen, make your selection under LibreOffice &gt; Preferences &gt; LibreOffice Calc &gt; View &gt; Grid lines.</text:p>
        </text:list-item>
        <text:list-item>
          <text:p text:style-name="List_20_2">Comments – prints the comments defined in the spreadsheet. Comments will be printed on a separate page, along with the corresponding cell reference.</text:p>
        </text:list-item>
        <text:list-item>
          <text:p text:style-name="List_20_2"><text:span text:style-name="Emphasis">Objects/Images</text:span> – includes all inserted objects (if printable) and graphics with the printed spreadsheet.</text:p>
        </text:list-item>
        <text:list-item>
          <text:p text:style-name="List_20_2"><text:span text:style-name="Emphasis">Charts</text:span> – prints the charts that have been inserted into your spreadsheet.</text:p>
        </text:list-item>
        <text:list-item>
          <text:p text:style-name="List_20_2"><text:span text:style-name="Emphasis">Drawing Objects</text:span> – includes all drawing objects in the printed spreadsheet.</text:p>
        </text:list-item>
        <text:list-item>
          <text:p text:style-name="List_20_2"><text:span text:style-name="Emphasis">Formulas</text:span> – prints the formulas contained in the cells, instead of the results of any formulas used in the spreadsheet.</text:p>
        </text:list-item>
        <text:list-item>
          <text:p text:style-name="List_20_2"><text:span text:style-name="Emphasis">Zero Values</text:span> – specifies that cells with a zero value are printed with a zero (0) in the cell.</text:p>
        </text:list-item>
      </text:list>
      <text:list xml:id="list81002639737406" text:continue-list="list81001887757646" text:style-name="List_20_1">
        <text:list-item>
          <text:p text:style-name="List_20_1"><text:span text:style-name="Strong_20_Emphasis">Scale</text:span> – defines a page scale for the printed spreadsheet.</text:p>
        </text:list-item>
      </text:list>
      <text:list xml:id="list81001481728555" text:continue-list="list81002742830123" text:style-name="List_20_2">
        <text:list-item>
          <text:p text:style-name="List_20_2"><text:span text:style-name="Emphasis">Scaling mode</text:span> – select a scaling mode from the drop-down list. Appropriate controls for the scaling mode selected will be shown below the drop-down list box.</text:p>
          <text:list>
            <text:list-item>
              <text:list>
                <text:list-item>
                  <text:list>
                    <text:list-item>
                      <text:p text:style-name="List_20_2"><text:span text:style-name="Emphasis">Reduce/enlarge printout</text:span> – specifies a scaling factor to scale all printed pages. Enter the scaling factor as a percentage in the box.</text:p>
                    </text:list-item>
                  </text:list>
                </text:list-item>
                <text:list-item>
                  <text:p text:style-name="List_20_2"><text:span text:style-name="Emphasis">Fit print range(s) to width/height</text:span> – specifies the maximum number of pages horizontally (width) and vertically (height) on which every sheet with the current Page Style is to be printed.</text:p>
                </text:list-item>
              </text:list>
            </text:list-item>
          </text:list>
        </text:list-item>
      </text:list>
      <text:p text:style-name="LOList_20_1_5f_TextBody">The print ranges are always scaled proportionally, so the resulting number of pages may be less than specified.</text:p>
      <text:p text:style-name="LOList_20_1_5f_TextBody">You may clear one of the boxes; then the unspecified dimension will use as many pages as necessary.</text:p>
      <text:p text:style-name="LOList_20_1_5f_TextBody">If you clear both boxes, the scaling factor will be 100%.</text:p>
      <text:list xml:id="list81001139779524" text:continue-numbering="true" text:style-name="List_20_2">
        <text:list-item>
          <text:p text:style-name="List_20_2"><text:span text:style-name="Emphasis">Width in pages</text:span> – enter the maximum number of pages to be printed horizontally across.</text:p>
        </text:list-item>
        <text:list-item>
          <text:p text:style-name="List_20_2"><text:span text:style-name="Emphasis">Height in pages</text:span> – enter the maximum number of pages to be printed vertically stacked.</text:p>
        </text:list-item>
        <text:list-item>
          <text:p text:style-name="List_20_2"><text:span text:style-name="Emphasis">Fit print range(s) on number of pages</text:span> – specifies the maximum number of pages to be printed for each sheet that uses the same Page Style. The scale will be reduced as necessary to fit the defined number of pages.</text:p>
        </text:list-item>
        <text:list-item>
          <text:p text:style-name="List_20_2"><text:span text:style-name="Emphasis">Number of pages</text:span> – enter the maximum number of pages to be printed.</text:p>
        </text:list-item>
      </text:list>
      <text:h text:style-name="Heading_20_1" text:outline-level="1"><text:bookmark-start text:name="__RefHeading__9780_375705268"/><text:soft-page-break/>Záhlaví a zápatí<text:bookmark-end text:name="__RefHeading__9780_375705268"/></text:h>
      <text:p text:style-name="Text_20_body">Headers and footers are predefined pieces of text that are printed at the top or bottom of a sheet outside of the sheet area. Headers <text:span text:style-name="T113">and footers </text:span>are set the same way <text:span text:style-name="T113">and you can have different content on left and right pages that use the same page style.</text:span></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MenuPath">Format &gt; Page</text:span> on the Menu bar to open the Page Style dialog and select the <text:span text:style-name="Emphasis">Header</text:span> (or <text:span text:style-name="Emphasis">Footer</text:span>) tab (Figure <text:sequence-ref text:reference-format="value" text:ref-name="refFigure192">15</text:sequence-ref>). The <text:span text:style-name="Emphasis">Header</text:span> and <text:span text:style-name="Emphasis">Footer</text:span> pages in the Page Style dialog are identical.</text:p>
        </text:list-item>
        <text:list-item>
          <text:p text:style-name="Numbering_20_1">Zaškrtneme <text:span text:style-name="MenuPath">Záhlaví zapnuto</text:span> nebo <text:span text:style-name="MenuPath">Zápatí zapnuto</text:span>.</text:p>
        </text:list-item>
        <text:list-item>
          <text:p text:style-name="Numbering_20_1">Enter the values for the other options according to your requirements. These options are described below.</text:p>
        </text:list-item>
        <text:list-item>
          <text:p text:style-name="Numbering_20_1">Click <text:span text:style-name="Strong_20_Emphasis">OK</text:span> to save your changes and close the dialog.</text:p>
        </text:list-item>
      </text:list>
      <text:p text:style-name="Figure"><draw:frame draw:style-name="fr5" draw:name="Frame7" text:anchor-type="as-char" svg:width="5.5118in" draw:z-index="13"><draw:text-box fo:min-height="3.2571in"><text:p text:style-name="Caption"><draw:frame draw:style-name="fr18" draw:name="Image15" text:anchor-type="paragraph" svg:width="5.4925in" svg:height="3.0563in" draw:z-index="45"><draw:image xlink:href="Pictures/10000201000002810000016E352A7FCF1E3AB14F.png" xlink:type="simple" xlink:show="embed" xlink:actuate="onLoad" loext:mime-type="image/png"/></draw:frame><text:span text:style-name="T144">F</text:span>igure <text:sequence text:ref-name="refFigure192" text:name="Figure" text:formula="ooow:Figure+1" style:num-format="1">15</text:sequence>: <text:span text:style-name="T114">Page Style</text:span> dialog – <text:span text:style-name="T114">Header page</text:span></text:p></draw:text-box></draw:frame></text:p>
      <text:list xml:id="list81001375976579" text:continue-list="list81002639737406"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MenuPath">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or footer and the top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List_20_1"><text:span text:style-name="Strong_20_Emphasis">Preview</text:span> – displays a preview of the current selection.</text:p>
        </text:list-item>
        <text:list-item text:style-override="OOoBullets_20_1">
          <text:p text:style-name="P56"><text:soft-page-break/><text:span text:style-name="Strong_20_Emphasis">More</text:span> – opens the Border/Background dialog, where you can define the appearance of borders and background colors or images for headers or footers. See Chapter 4, Using Styles and Templates in Calc, for more information.</text:p>
        </text:list-item>
        <text:list-item text:style-override="OOoBullets_20_1">
          <text:p text:style-name="P56"><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5.3256in" draw:z-index="14"><draw:text-box fo:min-height="3.4252in"><text:p text:style-name="Caption"><draw:frame draw:style-name="fr11" draw:name="graphics22" text:anchor-type="paragraph" svg:width="5.3256in" svg:height="3.211in" draw:z-index="15"><draw:image xlink:href="Pictures/10000000000002E2000001BD7EE91837AB5A412E.png" xlink:type="simple" xlink:show="embed" xlink:actuate="onLoad" loext:mime-type="image/png"/></draw:frame>Figure <text:sequence text:ref-name="refFigure193" text:name="Figure" text:formula="ooow:Figure+1" style:num-format="1">16</text:sequence>: <text:span text:style-name="T115">Header dialog</text:span></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81000998061409"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92">15</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93">16</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Header or Footer drop-down list.</text:p>
        </text:list-item>
        <text:list-item>
          <text:p text:style-name="Numbering_20_1">To enter customized contents into the header or footer, click in one the area boxes and type your text, or click in one of the area boxes and click one of the <text:span text:style-name="MenuPath">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ext:s/>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81001818160268" text:continue-list="list81001375976579" text:style-name="List_20_1">
        <text:list-item>
          <text:p text:style-name="List_20_1"><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oft-page-break/><text:span text:style-name="Strong_20_Emphasis">Title</text:span> – inserts a file name placeholder in the selected area. Click to insert the title. Click and hold to select either <text:span text:style-name="MenuPath">Title</text:span>, <text:span text:style-name="MenuPath">File Name</text:span> or <text:span text:style-name="MenuPath">Path/File Name</text:span> from the context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6"><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text:alphabetical-index-mark text:string-value="exporting to PDF"/>Export do PDF<text:bookmark-end text:name="__RefHeading__9788_375705268"/></text:h>
      <text:p text:style-name="Text_20_body">LibreOffice can <text:alphabetical-index-mark-start text:id="IMark148023768" text:key1="PDF"/>export documents to<text:alphabetical-index-mark-end text:id="IMark148023768"/> <text:alphabetical-index-mark-start text:id="IMark357249160" text:key1="exporting"/>PDF<text:alphabetical-index-mark-end text:id="IMark357249160"/> (Portable Document Format). This industry-standard file format is ideal for sending a file for someone else to view using Adobe Reader or other PDF viewers. </text:p>
      <text:list xml:id="list81001405354033" text:continue-list="list4122566291"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81000958893359" text:continue-list="list81001694637419" text:style-name="Heading_20_Tip">
        <text:list-item>
          <text:p text:style-name="Heading_20_Tip">Tip</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Rychlý export do PDF<text:bookmark-end text:name="__RefHeading__171727_780470623"/></text:h>
      <text:p text:style-name="Text_20_body">Click the <text:span text:style-name="Strong_20_Emphasis">Export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Nastavení obsahu a kvality PDF<text:bookmark-end text:name="__RefHeading__9792_375705268"/></text:h>
      <text:p text:style-name="Text_20_body">Pokud chceme vlastnosti exportovaného PDF dokumentu ovlivnit, zvolíme <text:span text:style-name="MenuPath">Soubor &gt; Exportovat jako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Karta Obecné v dialogovém okně Možnosti PDF<text:bookmark-end text:name="__RefHeading__9794_375705268"/></text:h>
      <text:p text:style-name="Text_20_body">On the General page (Figure <text:sequence-ref text:reference-format="value" text:ref-name="refFigure190">13</text:sequence-ref>), you can choose which pages to include in the PDF, the type of compression to use for images (which affects the quality of images in the PDF), and other options. For more information, see the <text:span text:style-name="Emphasis">Getting Started</text:span> guide or the Help. In most cases, the defaults will be what you need.</text:p>
      <text:p text:style-name="Figure"><text:soft-page-break/><draw:frame draw:style-name="fr3" draw:name="Frame17" text:anchor-type="as-char" svg:width="5.9252in" draw:z-index="46"><draw:text-box fo:min-height="4.2189in"><text:p text:style-name="Caption"><draw:frame draw:style-name="fr17" draw:name="Image14" text:anchor-type="paragraph" svg:width="5.9055in" svg:height="4.0429in" draw:z-index="47"><draw:image xlink:href="Pictures/10000201000002D6000001ECCCB7ED7AE2309790.png" xlink:type="simple" xlink:show="embed" xlink:actuate="onLoad" loext:mime-type="image/png"/></draw:frame>Figure <text:sequence text:ref-name="refFigure194" text:name="Figure" text:formula="ooow:Figure+1" style:num-format="1">17</text:sequence>: PDF Options dialog – <text:span text:style-name="T116">General page</text:span></text:p></draw:text-box></draw:frame></text:p>
      <text:p text:style-name="Definition_20_Term"><text:alphabetical-index-mark text:string-value="Stránky pro export" text:key1="PDF"/><text:span text:style-name="Strong_20_Emphasis">Range</text:span> section</text:p>
      <text:list xml:id="list819115367" text:style-name="List_20_1">
        <text:list-item text:start-value="1">
          <text:p text:style-name="P57"><text:span text:style-name="Emphasis">Vše:</text:span> Do formátu PDF se exportuje celý dokument.</text:p>
        </text:list-item>
        <text:list-item>
          <text:p text:style-name="List_20_1"><text:span text:style-name="Emphasis">Pages:</text:span> To export a range of pages within a selected sheet, use the format 3-6 (pages 3 to 6). To export single pages, use the format 7;9;11 (pages 7, 9, and 11), <text:span text:style-name="T149">or a combination of the two formats</text:span>.</text:p>
        </text:list-item>
        <text:list-item>
          <text:p text:style-name="List_20_1"><text:span text:style-name="Emphasis">Selection/Selected sheet(s):</text:span> Exports the selected material (a sheet or part of a sheet).</text:p>
        </text:list-item>
      </text:list>
      <text:p text:style-name="Definition_20_Term"><text:alphabetical-index-mark text:string-value="komprese obrázků a rozlišení" text:key1="PDF"/>Část Obrázky</text:p>
      <text:list xml:id="list1730117627" text:style-name="List_20_1">
        <text:list-item text:start-value="1">
          <text:p text:style-name="List_20_1"><text:span text:style-name="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Emphasis">Komprese JPEG:</text:span> Umožňuje určení různých stupňů kvality komprimovaných obrázků. Nastavení 90% je vhodné pro fotografie (malá velikost souboru, nepatrná ztráta kvality).</text:p>
        </text:list-item>
        <text:list-item>
          <text:p text:style-name="List_20_1"><text:span text:style-name="Emphasis">Snížit rozlišení obrázků:</text:span> při nižším DPI (angl. Dots per inch, počet bodů na palec) mají obrázky nižší kvalitu. Higher DPI settings can greatly increase the size of the exported file.</text:p>
        </text:list-item>
      </text:list>
      <text:p text:style-name="Definition_20_Term">Část Vodoznak</text:p>
      <text:list xml:id="list81001087253038" text:continue-list="list81001818160268" text:style-name="List_20_1">
        <text:list-item>
          <text:p text:style-name="List_20_1"><text:span text:style-name="Emphasis">Sign with Watermark:</text:span> When this option is selected, a transparent overlay of the text you enter into the <text:span text:style-name="Emphasis">Text</text:span> box will appear on each page of the PDF.</text:p>
        </text:list-item>
      </text:list>
      <text:p text:style-name="Definition_20_Term">Část Obecné</text:p>
      <text:list xml:id="list81002628806524" text:continue-numbering="true" text:style-name="List_20_1">
        <text:list-item>
          <text:p text:style-name="List_20_1"><text:span text:style-name="Emphasis">Hybridní PDF (vložit soubor ODF):</text:span> Tuto možnost zvolíme, pokud chceme, aby exportovaný PDF dokument obsahoval dva formáty: PDF a ODF. Takový soubor se v PDF prohlížečích otevře stejně jako běžný soubor PDF, v LibreOffice však bude plně upravovatelný.</text:p>
        </text:list-item>
        <text:list-item>
          <text:p text:style-name="List_20_1"><text:span text:style-name="Emphasis">Archive </text:span><text:alphabetical-index-mark text:string-value="PDF/A-1a"/><text:span text:style-name="Emphasis">PDF/A-1a (ISO 19005-1):</text:span> PDF/A is an ISO standard for long-term preservation of documents, by embedding all the information necessary for faithful reproduction (such as fonts) while forbidding other elements (including forms, security, and encryption). Zapíší se i PDF značky.</text:p>
        </text:list-item>
        <text:list-item>
          <text:p text:style-name="List_20_1"><text:alphabetical-index-mark text:string-value="tagované" text:key1="PDF"/><text:span text:style-name="Emphasis">Tagged PDF:</text:span> Tagged PDF contains information about the structure of the document’s contents. This can help to display the document on devices with different screens, and <text:soft-page-break/>when using screen reader software. Mezi značky, které se exportují, patří obsah, hypertextové odkazy a řídicí prvky. Tato volba může významně zvětšit velikost dokumentu.</text:p>
        </text:list-item>
      </text:list>
      <text:list xml:id="list1866961973" text:style-name="List_20_1">
        <text:list-item>
          <text:p text:style-name="P58"><text:span text:style-name="Emphasis">Vytvořit </text:span><text:alphabetical-index-mark text:string-value="formulář" text:key1="PDF"/><text:span text:style-name="Emphasis">PDF formulář – Formát odeslání:</text:span> Zvolíme formát pro odesílání formulářů z PDF souboru.</text:p>
        </text:list-item>
        <text:list-item>
          <text:p text:style-name="P58"><text:span text:style-name="Emphasis"><text:span text:style-name="T152">Allow duplicate field names</text:span></text:span><text:span text:style-name="T152"> – If enabled, the same field name can be used for multiple fields in the generated PDF file. If disabled, field names will be exported using generated unique names.</text:span></text:p>
        </text:list-item>
        <text:list-item>
          <text:p text:style-name="List_20_1"><text:span text:style-name="Emphasis">Export bookmarks:</text:span> Generally not used in Calc.</text:p>
        </text:list-item>
        <text:list-item>
          <text:p text:style-name="List_20_1"><text:span text:style-name="Emphasis">Export comments:</text:span> Exports comments as PDF notes. Je možné, že toto není to, co chceme!</text:p>
        </text:list-item>
        <text:list-item>
          <text:p text:style-name="List_20_1"><text:span text:style-name="Emphasis">Export automatically inserted </text:span><text:alphabetical-index-mark text:string-value="exportování prázdných stran" text:key1="PDF"/><text:span text:style-name="Emphasis">blank pages:</text:span> Not available in Calc.</text:p>
        </text:list-item>
        <text:list-item>
          <text:p text:style-name="List_20_1"><text:span text:style-name="Emphasis">View PDF after export:</text:span> If selected, your default PDF viewer will open and display the newly exported PDF.</text:p>
        </text:list-item>
        <text:list-item>
          <text:p text:style-name="List_20_1"><text:span text:style-name="Emphasis">Use reference XObjects:</text:span> If you don’t know what this means, leave this box unchecked.</text:p>
        </text:list-item>
      </text:list>
      <text:h text:style-name="Heading_20_3" text:outline-level="3"><text:bookmark-start text:name="__RefHeading__2384_915527050"/>Karta Úvodní zobrazení v dialogovém okně Možnosti PDF<text:bookmark-end text:name="__RefHeading__2384_915527050"/></text:h>
      <text:p text:style-name="Text_20_body">On the <text:alphabetical-index-mark text:string-value="Výběr úvodního zobrazení" text:key1="PDF"/>Initial View page (Figure <text:sequence-ref text:reference-format="value" text:ref-name="refFigure195">18</text:sequence-ref>), you can select how the PDF file opens by default in a PDF viewer. The options should be self-explanatory.</text:p>
      <text:p text:style-name="Figure"><draw:frame draw:style-name="fr4" draw:name="Frame12" text:anchor-type="as-char" svg:width="6.3134in" draw:z-index="16"><draw:text-box fo:min-height="2.7457in"><text:p text:style-name="Caption"><draw:frame draw:style-name="fr11" draw:name="graphics8" text:anchor-type="paragraph" svg:width="6.3134in" svg:height="2.472in" draw:z-index="17"><draw:image xlink:href="Pictures/10000000000003A90000016FD33AD763F0A496D4.png" xlink:type="simple" xlink:show="embed" xlink:actuate="onLoad" loext:mime-type="image/png"/></draw:frame>Figure <text:sequence text:ref-name="refFigure195" text:name="Figure" text:formula="ooow:Figure+1" style:num-format="1">18</text:sequence>: <text:span text:style-name="T117">PDF</text:span> Options dialog – <text:span text:style-name="T117">Initial View page</text:span></text:p></draw:text-box></draw:frame></text:p>
      <text:h text:style-name="Heading_20_3" text:outline-level="3"><text:bookmark-start text:name="__RefHeading__2386_915527050"/>Karta Uživatelské rozhraní v dialogovém okně Možnosti PDF<text:bookmark-end text:name="__RefHeading__2386_915527050"/></text:h>
      <text:p text:style-name="P18">On the <text:alphabetical-index-mark text:string-value="user interface settings" text:key1="PDF"/>User Interface page (Figure <text:sequence-ref text:reference-format="value" text:ref-name="refFigure196">19</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6.2957in" draw:z-index="18"><draw:text-box fo:min-height="2.2201in"><text:p text:style-name="Caption"><draw:frame draw:style-name="fr11" draw:name="graphics14" text:anchor-type="paragraph" svg:width="6.2957in" svg:height="1.928in" draw:z-index="19"><draw:image xlink:href="Pictures/10000000000003A90000011F0A22667746A50694.png" xlink:type="simple" xlink:show="embed" xlink:actuate="onLoad" loext:mime-type="image/png"/></draw:frame>Figure <text:sequence text:ref-name="refFigure196" text:name="Figure" text:formula="ooow:Figure+1" style:num-format="1">19</text:sequence>: PDF Options dialog – <text:s/>User Interface page</text:p></draw:text-box></draw:frame></text:p>
      <text:p text:style-name="P38"><text:soft-page-break/>Window options</text:p>
      <text:list xml:id="list81000898032055" text:continue-list="list81002628806524" text:style-name="List_20_1">
        <text:list-item>
          <text:p text:style-name="P59"><text:span text:style-name="Emphasis">Resize window to initial page</text:span>: the PDF reader window displays the whole first page.</text:p>
        </text:list-item>
        <text:list-item>
          <text:p text:style-name="P59"><text:span text:style-name="Emphasis">Center window on screen</text:span>: the PDF is shown in a reader window centered on screen.</text:p>
        </text:list-item>
        <text:list-item>
          <text:p text:style-name="List_20_1"><text:span text:style-name="Emphasis">Open in full screen mode</text:span>: the PDF reader window is in front of all other windows.</text:p>
        </text:list-item>
        <text:list-item>
          <text:p text:style-name="List_20_1"><text:span text:style-name="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81001795802802" text:continue-numbering="true" text:style-name="List_20_1">
        <text:list-item>
          <text:p text:style-name="List_20_1"><text:span text:style-name="Emphasis">Hide menu bar</text:span>: hides the reader menu bar when the document is active.</text:p>
        </text:list-item>
        <text:list-item>
          <text:p text:style-name="List_20_1"><text:span text:style-name="Emphasis">Hide toolbar</text:span>: hides the reader toolbar when the document is active.</text:p>
        </text:list-item>
        <text:list-item>
          <text:p text:style-name="List_20_1"><text:span text:style-name="Emphasis">Hide window controls</text:span>: hides the reader controls when the document is active.</text:p>
        </text:list-item>
      </text:list>
      <text:p text:style-name="Definition_20_Term">Záložky</text:p>
      <text:list xml:id="list81002795102178" text:continue-numbering="true" text:style-name="List_20_1">
        <text:list-item>
          <text:p text:style-name="List_20_1"><text:span text:style-name="Emphasis">All bookmark levels</text:span>: shows all bookmark levels when the reader opens the PDF.</text:p>
        </text:list-item>
        <text:list-item>
          <text:p text:style-name="List_20_1"><text:span text:style-name="Emphasis">Visible bookmark levels</text:span>: shows bookmark levels down to the selected level when the reader opens the PDF.</text:p>
        </text:list-item>
      </text:list>
      <text:h text:style-name="Heading_20_3" text:outline-level="3"><text:bookmark-start text:name="__RefHeading__9800_375705268"/>Karta Odkazy v dialogovém okně Možnosti PDF<text:bookmark-end text:name="__RefHeading__9800_375705268"/></text:h>
      <text:p text:style-name="Text_20_body">On the <text:span text:style-name="Emphasis">Links</text:span> page (Figure <text:sequence-ref text:reference-format="value" text:ref-name="refFigure197">20</text:sequence-ref>) you can select how bookmarks and hyperlinks are exported to PDF.</text:p>
      <text:p text:style-name="Figure"><draw:frame draw:style-name="fr3" draw:name="Frame10" text:anchor-type="as-char" svg:width="5.3862in" draw:z-index="20"><draw:text-box fo:min-height="2.0417in"><text:p text:style-name="Caption"><draw:frame draw:style-name="fr16" draw:name="graphics11" text:anchor-type="paragraph" svg:width="5.3862in" svg:height="1.7874in" draw:z-index="21"><draw:image xlink:href="Pictures/10000000000003A9000000FD539C751A47AC0460.png" xlink:type="simple" xlink:show="embed" xlink:actuate="onLoad" loext:mime-type="image/png"/></draw:frame>Figure <text:sequence text:ref-name="refFigure197" text:name="Figure" text:formula="ooow:Figure+1" style:num-format="1">20</text:sequence>: PDF Options dialog – <text:s/>Links page</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iknutí. Můžeme si vybrat z těchto alternativ:</text:p>
      <text:list xml:id="list81001774443624" text:continue-list="list81002795102178" text:style-name="List_20_2">
        <text:list-item>
          <text:p text:style-name="List_20_2"><text:span text:style-name="Emphasis">Výchozí režim:</text:span> S PDF odkazy bude zacházeno tak, jak je to specifikováno v operačním systému.</text:p>
        </text:list-item>
        <text:list-item>
          <text:p text:style-name="List_20_2"><text:span text:style-name="Emphasis">Otevřít aplikací pro čtení PDF:</text:span> Stejný program, jako ten, který byl použit k zobrazení dokumentu, bude použit i na zobrazení dokumentu, na který se odkazuje.</text:p>
        </text:list-item>
        <text:list-item>
          <text:p text:style-name="List_20_2"><text:span text:style-name="Emphasis">Otevřít v internetovém prohlížeči:</text:span> Na zobrazení odkazovaného dokumentu se použije výchozí webový prohlížeč.</text:p>
        </text:list-item>
      </text:list>
      <text:h text:style-name="Heading_20_3" text:outline-level="3"><text:bookmark-start text:name="__RefHeading__9802_375705268"/><text:soft-page-break/><text:alphabetical-index-mark text:string-value="nastavení zabezpečení" text:key1="PDF"/>Karta Bezpečnost v dialogovém okně Možnosti PDF<text:bookmark-end text:name="__RefHeading__9802_375705268"/></text:h>
      <text:p text:style-name="Text_20_body">Use the Security page (Figure <text:sequence-ref text:reference-format="value" text:ref-name="refFigure198">21</text:sequence-ref>) to <text:alphabetical-index-mark-start text:id="IMark153727768" text:key1="PDF"/>encrypt<text:alphabetical-index-mark-end text:id="IMark153727768"/> and set passwords when you export your spreadsheet and create the PDF file. Setting encryption and passwords also allows you to apply restrictions on printing and if changes or copying can be carried out on the PDF file.</text:p>
      <text:p text:style-name="Text_20_body">Click the <text:span text:style-name="Strong_20_Emphasis">Set passwords</text:span> button to open the Set Passwords dialog (Figure <text:sequence-ref text:reference-format="value" text:ref-name="refFigure199">22</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item>
          <text:p text:style-name="P57">With a <text:span text:style-name="Emphasis">permission password</text:span> set, the PDF can be opened by anyone, but its permissions can be restricted. See Figure <text:sequence-ref text:reference-format="value" text:ref-name="refFigure198">21</text:sequence-ref>. After you set a password for permissions, the other choices on the <text:span text:style-name="Emphasis">Security</text:span> page become available.</text:p>
        </text:list-item>
      </text:list>
      <text:list xml:id="list81002984308000" text:continue-list="list81001774443624" text:style-name="List_20_1">
        <text:list-item>
          <text:p text:style-name="List_20_1">Při současném zadání hesla otevírání a hesla na nastavení oprávnění, PDF soubor lze otevřít pouze po zadání správného hesla, přičemž oprávnění mohou být omezeny.</text:p>
        </text:list-item>
      </text:list>
      <text:p text:style-name="Text_20_body">The options on the <text:span text:style-name="Emphasis">Security</text:span> page become available only when passwords have been set.</text:p>
      <text:list xml:id="list81001027585520" text:continue-list="list81001498557277" text:style-name="Heading_20_Note">
        <text:list-item>
          <text:p text:style-name="Heading_20_Note">Poznámka</text:p>
        </text:list-item>
      </text:list>
      <text:p text:style-name="Text_20_Note">Nastavení oprávnění jsou účinné pouze tehdy, pokud je respektuje uživatelův PDF prohlížeč.</text:p>
      <text:p text:style-name="Figure"><draw:frame draw:style-name="fr3" draw:name="Frame18" text:anchor-type="as-char" svg:width="6.2638in" draw:z-index="22"><draw:text-box fo:min-height="4.0354in"><text:p text:style-name="Caption"><draw:frame draw:style-name="fr15" draw:name="Image13" text:anchor-type="paragraph" svg:width="6.2638in" style:rel-width="100%" svg:height="3.7791in" style:rel-height="scale" draw:z-index="48"><draw:image xlink:href="Pictures/100002010000030600000214EC8ECE708C676375.png" xlink:type="simple" xlink:show="embed" xlink:actuate="onLoad" loext:mime-type="image/png"/></draw:frame>Figure <text:sequence text:ref-name="refFigure198" text:name="Figure" text:formula="ooow:Figure+1" style:num-format="1">21</text:sequence>: PDF Options dialog – <text:s/>Security page</text:p></draw:text-box></draw:frame></text:p>
      <text:p text:style-name="Figure"><text:soft-page-break/><draw:frame draw:style-name="fr3" draw:name="Frame19" text:anchor-type="as-char" svg:width="2.3626in" draw:z-index="23"><draw:text-box fo:min-height="2.3728in"><text:p text:style-name="Caption"><draw:frame draw:style-name="fr11" draw:name="graphics12" text:anchor-type="paragraph" svg:width="2.3626in" svg:height="2.0835in" draw:z-index="24"><draw:image xlink:href="Pictures/10000000000001420000011C26317D947715DCBD.png" xlink:type="simple" xlink:show="embed" xlink:actuate="onLoad" loext:mime-type="image/png"/></draw:frame>Figure <text:sequence text:ref-name="refFigure199" text:name="Figure" text:formula="ooow:Figure+1" style:num-format="1">22</text:sequence>: <text:span text:style-name="T118">Set passwords dialog</text:span></text:p></draw:text-box></draw:frame></text:p>
      <text:h text:style-name="Heading_20_3" text:outline-level="3"><text:bookmark-start text:name="__RefHeading___Toc103270_3643740703"/>Digital Signatures page of PDF Options dialog<text:bookmark-end text:name="__RefHeading___Toc103270_3643740703"/></text:h>
      <text:p text:style-name="Text_20_body">This page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MenuPath">Tools &gt; Options &gt; LibreOffice &gt; Security &gt; Certificate Path</text:span>. <text:span text:style-name="T153">(Not available on Microsoft Windows systems, where LibreOffice will access the system certificate storage.) </text:span>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5.4618in" draw:z-index="49"><draw:text-box fo:min-height="2.6339in"><text:p text:style-name="Caption"><draw:frame draw:style-name="fr14" draw:name="Image12" text:anchor-type="paragraph" svg:width="5.4091in" svg:height="2.448in" draw:z-index="50"><draw:image xlink:href="Pictures/10000201000003060000021441101AFDCF1BED7C.png" xlink:type="simple" xlink:show="embed" xlink:actuate="onLoad" loext:mime-type="image/png"/></draw:frame><text:span text:style-name="T128"><text:line-break/></text:span>Figure <text:sequence text:ref-name="refFigure200" text:name="Figure" text:formula="ooow:Figure+1" style:num-format="1">23</text:sequence>: <text:span text:style-name="T143">Digital signature page for PDF</text:span></text:p></draw:text-box></draw:frame></text:p>
      <text:list xml:id="list81002713754706" text:continue-list="list81002984308000"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Pokud je úložiště klíčů chráněno heslem, budete vyzváni k jeho zadání. Pokud používáte čipovou kartu chráněnou kódem PIN, budet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text:soft-page-break/>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start text:id="IMark539572248"/>Exporting<text:alphabetical-index-mark-end text:id="IMark539572248"/> to other formats<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E-mailing spreadsheets<text:bookmark-end text:name="__RefHeading__9808_375705268"/></text:h>
      <text:p text:style-name="Text_20_body"><text:span text:style-name="T150">LibreOffice provides several ways to send documents quickly and easily as an e-mail attachment in OpenDocument format (LibreOffice default format), other spreadsheet formats, or as a PDF file. </text:span>You can also email a document to several recipients. For more information, see the <text:span text:style-name="Emphasis">Getting Started</text:span> <text:span text:style-name="Emphasis"><text:span text:style-name="T152">G</text:span></text:span><text:span text:style-name="Emphasis">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with the spreadsheet attached in the selected format.</text:p>
        </text:list-item>
      </text:list>
      <text:list xml:id="list81002250470476" text:continue-list="list81001139779524" text:style-name="List_20_2">
        <text:list-item>
          <text:p text:style-name="List_20_2"><text:span text:style-name="Emphasis">Email Document</text:span>: the spreadsheet is sent in the default ODF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81002152701536"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text:alphabetical-index-mark-start text:id="IMark477196312"/>digital signature<text:alphabetical-index-mark-end text:id="IMark477196312"/> to a document, a checksum is computed from the document’s content plus your personal key. Tento kontrolní součet a váš veřejný klíč se uloží s dokumentem.</text:p>
      <text:p text:style-name="Text_20_body">When someone later opens the document on any computer with a recent version of <text:span text:style-name="T150">LibreOffice</text:span>, the program will compute the checksum again and compare it with the stored checksum. Pokud jsou oba stejné, program signalizuje, že vidíme původní, nezměněný dokument. In addition, <text:soft-page-break/>the program can show you the public key information from the certificate. Veřejný klíč můžet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text:span text:style-name="T150">LibreOffice</text:span> Help.</text:p>
      <text:h text:style-name="Heading_20_2" text:outline-level="2"><text:bookmark-start text:name="__RefHeading__11454_900685626"/>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81000900277368" text:continue-list="list81002250470476"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iknutím na tlačítko <text:span text:style-name="Strong_20_Emphasis">OK</text:span> uložíme změny. When you have saved the file, the Digital Signatures dialog opens (Figure <text:sequence-ref text:reference-format="value" text:ref-name="refFigure201">24</text:sequence-ref>).</text:p>
        </text:list-item>
      </text:list>
      <text:list xml:id="list81001990581563" text:continue-list="list60871717" text:style-name="Numbering_20_1">
        <text:list-item>
          <text:p text:style-name="Numbering_20_1">Click <text:span text:style-name="Strong_20_Emphasis">Sign Document</text:span> to open the Select Certificate dialog (Figure <text:sequence-ref text:reference-format="value" text:ref-name="refFigure202">25</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81001750569690" text:continue-list="list81000900277368" text:style-name="List_20_2">
        <text:list-item>
          <text:p text:style-name="List_20_2">An icon with a red seal (<draw:frame draw:style-name="fr12" draw:name="Image83" text:anchor-type="as-char" svg:width="0.1665in" svg:height="0.1665in" draw:z-index="51"><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3" draw:name="Image84" text:anchor-type="as-char" svg:y="-0.1902in" svg:width="0.2811in" svg:height="0.2398in" draw:z-index="52"><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2" draw:name="Image85" text:anchor-type="as-char" svg:width="0.1598in" svg:height="0.1402in" draw:z-index="53"><draw:image xlink:href="Pictures/100000000000000F0000000D26851ACD26F19965.png" xlink:type="simple" xlink:show="embed" xlink:actuate="onLoad" loext:mime-type="image/png"/></draw:frame>) indicates an invalid digital signature.</text:p>
        </text:list-item>
      </text:list>
      <text:list xml:id="list81001375650346" text:continue-list="list81001454725042"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81000952492867" text:continue-list="list81001027585520" text:style-name="Heading_20_Note">
        <text:list-item>
          <text:p text:style-name="Heading_20_Note">Poznámka</text:p>
        </text:list-item>
      </text:list>
      <text:p text:style-name="Text_20_Note">If you make any changes to the document after digitally signing, the digital signature is removed automatically and you have to repeat the above procedure to digitally sign it again.</text:p>
      <text:p text:style-name="Figure"><text:soft-page-break/><draw:frame draw:style-name="fr1" draw:name="Frame2" text:anchor-type="as-char" svg:width="5.2252in" draw:z-index="25"><draw:text-box fo:min-height="3.128in"><text:p text:style-name="Caption"><draw:frame draw:style-name="fr11" draw:name="graphics36" text:anchor-type="paragraph" svg:width="5.2252in" svg:height="2.8382in" draw:z-index="26"><draw:image xlink:href="Pictures/10000000000002E400000192EF23F1654ABE4CC8.png" xlink:type="simple" xlink:show="embed" xlink:actuate="onLoad" loext:mime-type="image/png"/></draw:frame>Figure <text:sequence text:ref-name="refFigure201" text:name="Figure" text:formula="ooow:Figure+1" style:num-format="1">24</text:sequence>: Digital Signatures dialog</text:p></draw:text-box></draw:frame></text:p>
      <text:p text:style-name="Figure"><draw:frame draw:style-name="fr1" draw:name="Frame3" text:anchor-type="as-char" svg:width="5.261in" draw:z-index="27"><draw:text-box fo:min-height="3.3291in"><text:p text:style-name="Caption"><draw:frame draw:style-name="fr10" draw:name="graphics37" text:anchor-type="paragraph" svg:width="5.2543in" svg:height="3.0453in" draw:z-index="28"><draw:image xlink:href="Pictures/10000000000002E4000001AD365F61E8CBBABBDF.png" xlink:type="simple" xlink:show="embed" xlink:actuate="onLoad" loext:mime-type="image/png"/></draw:frame>Figure <text:sequence text:ref-name="refFigure202" text:name="Figure" text:formula="ooow:Figure+1" style:num-format="1">25</text:sequence>: <text:span text:style-name="T119">Select Certificate</text:span> dialog</text:p></draw:text-box></draw:frame></text:p>
      <text:h text:style-name="Heading_20_2" text:outline-level="2"><text:bookmark-start text:name="__RefHeading___Toc14110_1507088200"/>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7">When you select <text:span text:style-name="Strong_20_Emphasis">File &gt; Digital Signatures &gt; Digital Signatures</text:span>, the dialog (Figure <text:sequence-ref text:reference-format="value" text:ref-name="refFigure201">24</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02">25</text:sequence-ref>) for certificate selection now also asks for an optional description.</text:p>
      <text:p text:style-name="Text_20_body">Změna hodnoty existujícího popisu zruší platnost podpisu.</text:p>
      <text:h text:style-name="Heading_20_2" text:outline-level="2"><text:bookmark-start text:name="__RefHeading__11460_900685626"/><text:soft-page-break/>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Odstranění osobních údajů<text:bookmark-end text:name="__RefHeading__9814_375705268"/></text:h>
      <text:p text:style-name="Text_20_body">Možná budete chtít zajistit, aby osobní údaje, verze textu, poznámky, skryté informace nebo zaznamenané změny byly před odesláním jiným lidem nebo před uložením do souboru PDF z dokumentu odstraněny.</text:p>
      <text:list xml:id="list81001744106428" text:continue-list="list81002713754706"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page, deselect <text:span text:style-name="Strong_20_Emphasis">Apply user data</text:span> and then click <text:span text:style-name="Strong_20_Emphasis">Reset Properties</text:span>. This removes any names in the created and modified fields, deletes the modification and printing dates, and resets the Total editing time to zero, the creation date to the current date and time, and the Revision number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left="0.0398in" loext:padding-right="0.0591in" loext:padding-top="0.0075in" loext:padding-bottom="0.0075in"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99ccf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7618in" fo:text-indent="-0.2598in" fo:margin-left="0.76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1.1161in" fo:text-indent="-0.3543in" fo:margin-left="1.11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4701in" fo:text-indent="-0.3543in" fo:margin-left="1.47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7618in" fo:text-indent="0.252in" fo:margin-left="0.25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17in" fo:margin-left="0in" fo:margin-right="0in" fo:margin-top="0.1957in" fo:border-top="0.06pt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6 Printing, Exporting, E‑mailing, and Signing</dc:title>
    <meta:document-statistic meta:table-count="3" meta:image-count="29" meta:object-count="0" meta:page-count="27" meta:paragraph-count="504" meta:word-count="7975" meta:character-count="45062" meta:non-whitespace-character-count="37607"/>
    <meta:user-defined meta:name="Guide Name">Calc Guide</meta:user-defined>
    <meta:user-defined meta:name="LibreOffive Version" meta:value-type="float">6.2</meta:user-defined>
  </office:meta>
</office:document-meta>
</file>